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72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1_results" table:style-name="ta1">
        <table:shapes>
          <draw:frame draw:z-index="0" draw:style-name="gr1" draw:text-style-name="P1" svg:width="23.189cm" svg:height="15.037cm" svg:x="16.23cm" svg:y="3.086cm">
            <draw:object draw:notify-on-update-of-ranges="L1_results.A2:L1_results.A28 L1_results.D1:L1_results.D1 L1_results.C2:L1_results.C28 L2_results.E1:L2_results.E1 L2_results.D2:L2_results.D28 L3_results.E1:L3_results.E1 L3_results.D2:L3_result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Número</text:p>
          </table:table-cell>
          <table:table-cell office:value-type="string" calcext:value-type="string">
            <text:p>AMAT_hacia_l1</text:p>
          </table:table-cell>
          <table:table-cell office:value-type="string" calcext:value-type="string">
            <text:p>Caché L1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27" calcext:value-type="float">
            <text:p>27</text:p>
          </table:table-cell>
          <table:table-cell office:value-type="float" office:value="3999072" calcext:value-type="float">
            <text:p>3999072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0" calcext:value-type="float">
            <text:p>10</text:p>
          </table:table-cell>
          <table:table-cell office:value-type="float" office:value="3925503" calcext:value-type="float">
            <text:p>3925503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8" calcext:value-type="float">
            <text:p>8</text:p>
          </table:table-cell>
          <table:table-cell office:value-type="float" office:value="3914526" calcext:value-type="float">
            <text:p>3914526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3" calcext:value-type="float">
            <text:p>13</text:p>
          </table:table-cell>
          <table:table-cell office:value-type="float" office:value="3936543.5" calcext:value-type="float">
            <text:p>3936543.5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5" calcext:value-type="float">
            <text:p>15</text:p>
          </table:table-cell>
          <table:table-cell office:value-type="float" office:value="3953670.5" calcext:value-type="float">
            <text:p>3953670.5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" calcext:value-type="float">
            <text:p>1</text:p>
          </table:table-cell>
          <table:table-cell office:value-type="float" office:value="3576346.5" calcext:value-type="float">
            <text:p>3576346.5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7" calcext:value-type="float">
            <text:p>7</text:p>
          </table:table-cell>
          <table:table-cell office:value-type="float" office:value="3912772" calcext:value-type="float">
            <text:p>3912772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21" calcext:value-type="float">
            <text:p>21</text:p>
          </table:table-cell>
          <table:table-cell office:value-type="float" office:value="3983220.5" calcext:value-type="float">
            <text:p>3983220.5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20" calcext:value-type="float">
            <text:p>20</text:p>
          </table:table-cell>
          <table:table-cell office:value-type="float" office:value="3982841" calcext:value-type="float">
            <text:p>3982841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23" calcext:value-type="float">
            <text:p>23</text:p>
          </table:table-cell>
          <table:table-cell office:value-type="float" office:value="3984326.5" calcext:value-type="float">
            <text:p>3984326.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9" calcext:value-type="float">
            <text:p>19</text:p>
          </table:table-cell>
          <table:table-cell office:value-type="float" office:value="3982746.5" calcext:value-type="float">
            <text:p>3982746.5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6" calcext:value-type="float">
            <text:p>16</text:p>
          </table:table-cell>
          <table:table-cell office:value-type="float" office:value="3954942.5" calcext:value-type="float">
            <text:p>3954942.5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2" calcext:value-type="float">
            <text:p>2</text:p>
          </table:table-cell>
          <table:table-cell office:value-type="float" office:value="3732450.5" calcext:value-type="float">
            <text:p>3732450.5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6" calcext:value-type="float">
            <text:p>6</text:p>
          </table:table-cell>
          <table:table-cell office:value-type="float" office:value="3901246" calcext:value-type="float">
            <text:p>3901246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26" calcext:value-type="float">
            <text:p>26</text:p>
          </table:table-cell>
          <table:table-cell office:value-type="float" office:value="3998341" calcext:value-type="float">
            <text:p>3998341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22" calcext:value-type="float">
            <text:p>22</text:p>
          </table:table-cell>
          <table:table-cell office:value-type="float" office:value="3983817" calcext:value-type="float">
            <text:p>3983817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7" calcext:value-type="float">
            <text:p>17</text:p>
          </table:table-cell>
          <table:table-cell office:value-type="float" office:value="3972650" calcext:value-type="float">
            <text:p>3972650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1" calcext:value-type="float">
            <text:p>11</text:p>
          </table:table-cell>
          <table:table-cell office:value-type="float" office:value="3928987" calcext:value-type="float">
            <text:p>3928987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2" calcext:value-type="float">
            <text:p>12</text:p>
          </table:table-cell>
          <table:table-cell office:value-type="float" office:value="3930286.5" calcext:value-type="float">
            <text:p>3930286.5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25" calcext:value-type="float">
            <text:p>25</text:p>
          </table:table-cell>
          <table:table-cell office:value-type="float" office:value="3997808" calcext:value-type="float">
            <text:p>399780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4" calcext:value-type="float">
            <text:p>4</text:p>
          </table:table-cell>
          <table:table-cell office:value-type="float" office:value="3888851" calcext:value-type="float">
            <text:p>3888851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3" calcext:value-type="float">
            <text:p>3</text:p>
          </table:table-cell>
          <table:table-cell office:value-type="float" office:value="3858325.5" calcext:value-type="float">
            <text:p>3858325.5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5" calcext:value-type="float">
            <text:p>5</text:p>
          </table:table-cell>
          <table:table-cell office:value-type="float" office:value="3889514.5" calcext:value-type="float">
            <text:p>3889514.5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8" calcext:value-type="float">
            <text:p>18</text:p>
          </table:table-cell>
          <table:table-cell office:value-type="float" office:value="3982426.5" calcext:value-type="float">
            <text:p>3982426.5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24" calcext:value-type="float">
            <text:p>24</text:p>
          </table:table-cell>
          <table:table-cell office:value-type="float" office:value="3984855.5" calcext:value-type="float">
            <text:p>3984855.5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4" calcext:value-type="float">
            <text:p>14</text:p>
          </table:table-cell>
          <table:table-cell office:value-type="float" office:value="3952825" calcext:value-type="float">
            <text:p>3952825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9" calcext:value-type="float">
            <text:p>9</text:p>
          </table:table-cell>
          <table:table-cell office:value-type="float" office:value="3918464" calcext:value-type="float">
            <text:p>3918464</text:p>
          </table:table-cell>
          <table:table-cell/>
        </table:table-row>
        <table:table-row table:style-name="ro1">
          <table:table-cell office:value-type="string" calcext:value-type="string">
            <text:p>Geomean</text:p>
          </table:table-cell>
          <table:table-cell/>
          <table:table-cell table:formula="of:=GEOMEAN([.C2:.C28])" office:value-type="float" office:value="3925900.72288113" calcext:value-type="float">
            <text:p>3925900.72288113</text:p>
          </table:table-cell>
          <table:table-cell/>
        </table:table-row>
      </table:table>
      <table:table table:name="L2_results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2_s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AMAT_hacia_l2</text:p>
          </table:table-cell>
          <table:table-cell office:value-type="string" calcext:value-type="string">
            <text:p>Caché L1+L2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095037.812" calcext:value-type="float">
            <text:p>4095037.812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1353439.503" calcext:value-type="float">
            <text:p>11353439.503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386777.514" calcext:value-type="float">
            <text:p>12386777.514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279570.161" calcext:value-type="float">
            <text:p>10279570.161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629960.511" calcext:value-type="float">
            <text:p>8629960.511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2221347.5375" calcext:value-type="float">
            <text:p>42221347.5375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551068.576" calcext:value-type="float">
            <text:p>12551068.57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676701" calcext:value-type="float">
            <text:p>5676701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712252.012" calcext:value-type="float">
            <text:p>5712252.012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565905.6205" calcext:value-type="float">
            <text:p>5565905.620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728572.2065" calcext:value-type="float">
            <text:p>5728572.2065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503814.5515" calcext:value-type="float">
            <text:p>8503814.5515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9167761.154" calcext:value-type="float">
            <text:p>29167761.154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777862.25" calcext:value-type="float">
            <text:p>13777862.25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166250.658" calcext:value-type="float">
            <text:p>4166250.658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618197.95" calcext:value-type="float">
            <text:p>5618197.95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735542.348" calcext:value-type="float">
            <text:p>6735542.348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994004.149" calcext:value-type="float">
            <text:p>10994004.149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0866359.6725" calcext:value-type="float">
            <text:p>10866359.6725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4221657.248" calcext:value-type="float">
            <text:p>4221657.24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830670.714" calcext:value-type="float">
            <text:p>14830670.714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7696345.5685" calcext:value-type="float">
            <text:p>17696345.5685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882254.5315" calcext:value-type="float">
            <text:p>14882254.5315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755672.29" calcext:value-type="float">
            <text:p>5755672.29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512406.7635" calcext:value-type="float">
            <text:p>5512406.7635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674631.728" calcext:value-type="float">
            <text:p>8674631.728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005166.464" calcext:value-type="float">
            <text:p>12005166.464</text:p>
          </table:table-cell>
          <table:table-cell/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3"/>
          <table:table-cell table:formula="of:=GEOMEAN([.D2:.D28])" office:value-type="float" office:value="9176227.13863014" calcext:value-type="float">
            <text:p>9176227.13863014</text:p>
          </table:table-cell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2_s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AMAT_hacia_l2</text:p>
          </table:table-cell>
          <table:table-cell/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095037.812" calcext:value-type="float">
            <text:p>4095037.812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1348098.351" calcext:value-type="float">
            <text:p>11348098.351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386828.368" calcext:value-type="float">
            <text:p>12386828.368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287421.963" calcext:value-type="float">
            <text:p>10287421.963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637007.895" calcext:value-type="float">
            <text:p>8637007.895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2244690.5" calcext:value-type="float">
            <text:p>42244690.5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551068.576" calcext:value-type="float">
            <text:p>12551068.57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676835.3" calcext:value-type="float">
            <text:p>5676835.3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711502.711" calcext:value-type="float">
            <text:p>5711502.711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565905.6205" calcext:value-type="float">
            <text:p>5565905.620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728758.587" calcext:value-type="float">
            <text:p>5728758.587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505815.8655" calcext:value-type="float">
            <text:p>8505815.8655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9168617.9385" calcext:value-type="float">
            <text:p>29168617.9385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789623.5" calcext:value-type="float">
            <text:p>13789623.5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166250.658" calcext:value-type="float">
            <text:p>4166250.658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618228.7" calcext:value-type="float">
            <text:p>5618228.7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736004.258" calcext:value-type="float">
            <text:p>6736004.258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994004.149" calcext:value-type="float">
            <text:p>10994004.149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0866359.6725" calcext:value-type="float">
            <text:p>10866359.6725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221657.248" calcext:value-type="float">
            <text:p>4221657.24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4830670.714" calcext:value-type="float">
            <text:p>14830670.714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7696345.5685" calcext:value-type="float">
            <text:p>17696345.5685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4891467.8495" calcext:value-type="float">
            <text:p>14891467.8495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755886.5575" calcext:value-type="float">
            <text:p>5755886.5575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5512470.3415" calcext:value-type="float">
            <text:p>5512470.3415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674702.771" calcext:value-type="float">
            <text:p>8674702.771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005166.464" calcext:value-type="float">
            <text:p>12005166.464</text:p>
          </table:table-cell>
          <table:table-cell/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3"/>
          <table:table-cell table:formula="of:=GEOMEAN([.D31:.D57])" office:value-type="float" office:value="9177402.77210116" calcext:value-type="float">
            <text:p>9177402.77210116</text:p>
          </table:table-cell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2_s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AMAT_hacia_l2</text:p>
          </table:table-cell>
          <table:table-cell/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095037.812" calcext:value-type="float">
            <text:p>4095037.812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1433143.749" calcext:value-type="float">
            <text:p>11433143.749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387093.458" calcext:value-type="float">
            <text:p>12387093.458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289491.779" calcext:value-type="float">
            <text:p>10289491.779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639597.879" calcext:value-type="float">
            <text:p>8639597.879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2528785.025" calcext:value-type="float">
            <text:p>42528785.025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551068.576" calcext:value-type="float">
            <text:p>12551068.57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677798.775" calcext:value-type="float">
            <text:p>5677798.775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713683.344" calcext:value-type="float">
            <text:p>5713683.344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565905.6205" calcext:value-type="float">
            <text:p>5565905.620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728817.3635" calcext:value-type="float">
            <text:p>5728817.3635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511886.556" calcext:value-type="float">
            <text:p>8511886.556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9344814.147" calcext:value-type="float">
            <text:p>29344814.147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3871181" calcext:value-type="float">
            <text:p>13871181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166250.658" calcext:value-type="float">
            <text:p>4166250.658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618818.28" calcext:value-type="float">
            <text:p>5618818.28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6736969.252" calcext:value-type="float">
            <text:p>6736969.252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994004.149" calcext:value-type="float">
            <text:p>10994004.149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0866359.6725" calcext:value-type="float">
            <text:p>10866359.6725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4221657.248" calcext:value-type="float">
            <text:p>4221657.24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4830670.714" calcext:value-type="float">
            <text:p>14830670.714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7867190.7915" calcext:value-type="float">
            <text:p>17867190.7915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4893688.6675" calcext:value-type="float">
            <text:p>14893688.6675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757166.3775" calcext:value-type="float">
            <text:p>5757166.3775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512488.534" calcext:value-type="float">
            <text:p>5512488.534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677952.242" calcext:value-type="float">
            <text:p>8677952.242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005182.976" calcext:value-type="float">
            <text:p>12005182.976</text:p>
          </table:table-cell>
          <table:table-cell/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3"/>
          <table:table-cell table:formula="of:=GEOMEAN([.D60:.D86])" office:value-type="float" office:value="9190495.86077616" calcext:value-type="float">
            <text:p>9190495.86077616</text:p>
          </table:table-cell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2_s</text:p>
          </table:table-cell>
          <table:table-cell office:value-type="string" calcext:value-type="string">
            <text:p>l2_a</text:p>
          </table:table-cell>
          <table:table-cell office:value-type="string" calcext:value-type="string">
            <text:p>AMAT_hacia_l2</text:p>
          </table:table-cell>
          <table:table-cell/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095037.812" calcext:value-type="float">
            <text:p>4095037.812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1439416.585" calcext:value-type="float">
            <text:p>11439416.585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387110.77" calcext:value-type="float">
            <text:p>12387110.77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290595.788" calcext:value-type="float">
            <text:p>10290595.788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640218.9825" calcext:value-type="float">
            <text:p>8640218.9825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2540008.7375" calcext:value-type="float">
            <text:p>42540008.7375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551068.576" calcext:value-type="float">
            <text:p>12551068.57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677825.7625" calcext:value-type="float">
            <text:p>5677825.7625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713731.301" calcext:value-type="float">
            <text:p>5713731.301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565905.6205" calcext:value-type="float">
            <text:p>5565905.620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728817.3635" calcext:value-type="float">
            <text:p>5728817.3635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512012.6365" calcext:value-type="float">
            <text:p>8512012.6365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9349683.934" calcext:value-type="float">
            <text:p>29349683.934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3879929.75" calcext:value-type="float">
            <text:p>13879929.75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166250.658" calcext:value-type="float">
            <text:p>4166250.658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618871.785" calcext:value-type="float">
            <text:p>5618871.785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6737037.414" calcext:value-type="float">
            <text:p>6737037.414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994004.149" calcext:value-type="float">
            <text:p>10994004.149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0866359.6725" calcext:value-type="float">
            <text:p>10866359.6725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4221657.248" calcext:value-type="float">
            <text:p>4221657.24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4830670.714" calcext:value-type="float">
            <text:p>14830670.714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7857484.3695" calcext:value-type="float">
            <text:p>17857484.3695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4893954.3825" calcext:value-type="float">
            <text:p>14893954.3825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757166.3775" calcext:value-type="float">
            <text:p>5757166.3775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512488.534" calcext:value-type="float">
            <text:p>5512488.534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677989.853" calcext:value-type="float">
            <text:p>8677989.853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2005182.976" calcext:value-type="float">
            <text:p>12005182.976</text:p>
          </table:table-cell>
          <table:table-cell/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3"/>
          <table:table-cell table:formula="of:=GEOMEAN([.D89:.D115])" office:value-type="float" office:value="9190943.74673894" calcext:value-type="float">
            <text:p>9190943.746738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MIN([.E29:.E116])" office:value-type="float" office:value="9176227.13863014" calcext:value-type="float">
            <text:p>9176227.13863014</text:p>
          </table:table-cell>
        </table:table-row>
      </table:table>
      <table:table table:name="L3_results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3_s</text:p>
          </table:table-cell>
          <table:table-cell office:value-type="string" calcext:value-type="string">
            <text:p>l3_a</text:p>
          </table:table-cell>
          <table:table-cell office:value-type="string" calcext:value-type="string">
            <text:p>AMAT_hacia_l3</text:p>
          </table:table-cell>
          <table:table-cell office:value-type="string" calcext:value-type="string">
            <text:p>Caché L1+L2+L3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320104.864268" calcext:value-type="float">
            <text:p>4320104.864268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3483602.232789" calcext:value-type="float">
            <text:p>53483602.232789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00373570.209178" calcext:value-type="float">
            <text:p>300373570.209178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32230302.196926" calcext:value-type="float">
            <text:p>132230302.196926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5396472.7370625" calcext:value-type="float">
            <text:p>25396472.7370625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85454093.45663" calcext:value-type="float">
            <text:p>5185454093.45663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15884151.828736" calcext:value-type="float">
            <text:p>315884151.82873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6189021.702" calcext:value-type="float">
            <text:p>16189021.702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6576085.724025" calcext:value-type="float">
            <text:p>16576085.724025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8148272.1826665" calcext:value-type="float">
            <text:p>18148272.182666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1814540.9195385" calcext:value-type="float">
            <text:p>11814540.9195385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7266303.7446505" calcext:value-type="float">
            <text:p>27266303.7446505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905753963.19603" calcext:value-type="float">
            <text:p>1905753963.19603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9753896.32875" calcext:value-type="float">
            <text:p>59753896.32875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607905.123924" calcext:value-type="float">
            <text:p>4607905.123924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5636517.123125" calcext:value-type="float">
            <text:p>15636517.123125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7201361.268106" calcext:value-type="float">
            <text:p>17201361.268106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13211412.972875" calcext:value-type="float">
            <text:p>213211412.972875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08353011.004562" calcext:value-type="float">
            <text:p>208353011.004562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857462.699008" calcext:value-type="float">
            <text:p>4857462.69900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498043643.097323" calcext:value-type="float">
            <text:p>498043643.097323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518880375.030624" calcext:value-type="float">
            <text:p>518880375.030624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07950864.699926" calcext:value-type="float">
            <text:p>307950864.699926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5914515.27836" calcext:value-type="float">
            <text:p>15914515.27836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4892968.382904" calcext:value-type="float">
            <text:p>14892968.382904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89783832.4846" calcext:value-type="float">
            <text:p>89783832.4846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278509515.133952" calcext:value-type="float">
            <text:p>278509515.133952</text:p>
          </table:table-cell>
          <table:table-cell/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3"/>
          <table:table-cell table:formula="of:=GEOMEAN([.D2:.D28])" office:value-type="float" office:value="64922463.4317292" calcext:value-type="float">
            <text:p>64922463.4317292</text:p>
          </table:table-cell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3_s</text:p>
          </table:table-cell>
          <table:table-cell office:value-type="string" calcext:value-type="string">
            <text:p>l3_a</text:p>
          </table:table-cell>
          <table:table-cell office:value-type="string" calcext:value-type="string">
            <text:p>AMAT_hacia_l3</text:p>
          </table:table-cell>
          <table:table-cell/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320104.864268" calcext:value-type="float">
            <text:p>4320104.864268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3483602.232789" calcext:value-type="float">
            <text:p>53483602.232789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00373570.209178" calcext:value-type="float">
            <text:p>300373570.209178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32230302.196926" calcext:value-type="float">
            <text:p>132230302.196926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5396472.7370625" calcext:value-type="float">
            <text:p>25396472.7370625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87331925.87738" calcext:value-type="float">
            <text:p>5187331925.87738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15884151.828736" calcext:value-type="float">
            <text:p>315884151.82873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189021.702" calcext:value-type="float">
            <text:p>16189021.702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6576085.724025" calcext:value-type="float">
            <text:p>16576085.724025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8148272.1826665" calcext:value-type="float">
            <text:p>18148272.182666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1814540.9195385" calcext:value-type="float">
            <text:p>11814540.9195385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7266303.7446505" calcext:value-type="float">
            <text:p>27266303.7446505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905859871.96037" calcext:value-type="float">
            <text:p>1905859871.96037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9753896.32875" calcext:value-type="float">
            <text:p>59753896.32875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607905.123924" calcext:value-type="float">
            <text:p>4607905.123924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5636517.123125" calcext:value-type="float">
            <text:p>15636517.123125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7201361.268106" calcext:value-type="float">
            <text:p>17201361.268106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13211412.972875" calcext:value-type="float">
            <text:p>213211412.972875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08353011.004562" calcext:value-type="float">
            <text:p>208353011.004562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857462.699008" calcext:value-type="float">
            <text:p>4857462.69900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497944695.896894" calcext:value-type="float">
            <text:p>497944695.896894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518880375.030624" calcext:value-type="float">
            <text:p>518880375.030624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307950864.699926" calcext:value-type="float">
            <text:p>307950864.699926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5914515.27836" calcext:value-type="float">
            <text:p>15914515.27836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4892968.382904" calcext:value-type="float">
            <text:p>14892968.382904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89785422.51649" calcext:value-type="float">
            <text:p>89785422.51649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278509515.133952" calcext:value-type="float">
            <text:p>278509515.133952</text:p>
          </table:table-cell>
          <table:table-cell/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3"/>
          <table:table-cell table:formula="of:=GEOMEAN([.D31:.D57])" office:value-type="float" office:value="64923032.488244" calcext:value-type="float">
            <text:p>64923032.488244</text:p>
          </table:table-cell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3_s</text:p>
          </table:table-cell>
          <table:table-cell office:value-type="string" calcext:value-type="string">
            <text:p>l3_a</text:p>
          </table:table-cell>
          <table:table-cell office:value-type="string" calcext:value-type="string">
            <text:p>AMAT_hacia_l3</text:p>
          </table:table-cell>
          <table:table-cell/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320104.864268" calcext:value-type="float">
            <text:p>4320104.864268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3483602.232789" calcext:value-type="float">
            <text:p>53483602.232789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00373847.157898" calcext:value-type="float">
            <text:p>300373847.157898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32230302.196926" calcext:value-type="float">
            <text:p>132230302.196926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5396472.7370625" calcext:value-type="float">
            <text:p>25396472.7370625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240194552.06875" calcext:value-type="float">
            <text:p>5240194552.06875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15884151.828736" calcext:value-type="float">
            <text:p>315884151.82873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189021.702" calcext:value-type="float">
            <text:p>16189021.702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6576085.724025" calcext:value-type="float">
            <text:p>16576085.724025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8148272.1826665" calcext:value-type="float">
            <text:p>18148272.182666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1814540.9195385" calcext:value-type="float">
            <text:p>11814540.9195385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7266303.7446505" calcext:value-type="float">
            <text:p>27266303.7446505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922144314.59783" calcext:value-type="float">
            <text:p>1922144314.59783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9753896.32875" calcext:value-type="float">
            <text:p>59753896.32875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607905.123924" calcext:value-type="float">
            <text:p>4607905.123924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5636517.123125" calcext:value-type="float">
            <text:p>15636517.123125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7201361.268106" calcext:value-type="float">
            <text:p>17201361.268106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13211412.972875" calcext:value-type="float">
            <text:p>213211412.972875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08353011.004562" calcext:value-type="float">
            <text:p>208353011.004562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4857462.699008" calcext:value-type="float">
            <text:p>4857462.69900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00166765.740342" calcext:value-type="float">
            <text:p>500166765.740342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518880375.030624" calcext:value-type="float">
            <text:p>518880375.030624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307955271.370629" calcext:value-type="float">
            <text:p>307955271.370629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5914555.00796" calcext:value-type="float">
            <text:p>15914555.00796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4892968.382904" calcext:value-type="float">
            <text:p>14892968.382904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89786724.32872" calcext:value-type="float">
            <text:p>89786724.32872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278509515.133952" calcext:value-type="float">
            <text:p>278509515.133952</text:p>
          </table:table-cell>
          <table:table-cell/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3"/>
          <table:table-cell table:formula="of:=GEOMEAN([.D60:.D86])" office:value-type="float" office:value="64978678.6104105" calcext:value-type="float">
            <text:p>64978678.6104105</text:p>
          </table:table-cell>
        </table:table-row>
        <table:table-row table:style-name="ro1">
          <table:table-cell office:value-type="string" calcext:value-type="string">
            <text:p>TRACE_FILE</text:p>
          </table:table-cell>
          <table:table-cell office:value-type="string" calcext:value-type="string">
            <text:p>l3_s</text:p>
          </table:table-cell>
          <table:table-cell office:value-type="string" calcext:value-type="string">
            <text:p>l3_a</text:p>
          </table:table-cell>
          <table:table-cell office:value-type="string" calcext:value-type="string">
            <text:p>AMAT_hacia_l3</text:p>
          </table:table-cell>
          <table:table-cell/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320104.864268" calcext:value-type="float">
            <text:p>4320104.864268</text:p>
          </table:table-cell>
          <table:table-cell/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3483602.232789" calcext:value-type="float">
            <text:p>53483602.232789</text:p>
          </table:table-cell>
          <table:table-cell/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00373847.157898" calcext:value-type="float">
            <text:p>300373847.157898</text:p>
          </table:table-cell>
          <table:table-cell/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32230302.196926" calcext:value-type="float">
            <text:p>132230302.196926</text:p>
          </table:table-cell>
          <table:table-cell/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5396472.7370625" calcext:value-type="float">
            <text:p>25396472.7370625</text:p>
          </table:table-cell>
          <table:table-cell/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240855066.85225" calcext:value-type="float">
            <text:p>5240855066.85225</text:p>
          </table:table-cell>
          <table:table-cell/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15884151.828736" calcext:value-type="float">
            <text:p>315884151.828736</text:p>
          </table:table-cell>
          <table:table-cell/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189021.702" calcext:value-type="float">
            <text:p>16189021.702</text:p>
          </table:table-cell>
          <table:table-cell/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6576085.724025" calcext:value-type="float">
            <text:p>16576085.724025</text:p>
          </table:table-cell>
          <table:table-cell/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8148272.1826665" calcext:value-type="float">
            <text:p>18148272.1826665</text:p>
          </table:table-cell>
          <table:table-cell/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1814540.9195385" calcext:value-type="float">
            <text:p>11814540.9195385</text:p>
          </table:table-cell>
          <table:table-cell/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7266303.7446505" calcext:value-type="float">
            <text:p>27266303.7446505</text:p>
          </table:table-cell>
          <table:table-cell/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922539603.20754" calcext:value-type="float">
            <text:p>1922539603.20754</text:p>
          </table:table-cell>
          <table:table-cell/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9753896.32875" calcext:value-type="float">
            <text:p>59753896.32875</text:p>
          </table:table-cell>
          <table:table-cell/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607905.123924" calcext:value-type="float">
            <text:p>4607905.123924</text:p>
          </table:table-cell>
          <table:table-cell/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5636517.123125" calcext:value-type="float">
            <text:p>15636517.123125</text:p>
          </table:table-cell>
          <table:table-cell/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7201361.268106" calcext:value-type="float">
            <text:p>17201361.268106</text:p>
          </table:table-cell>
          <table:table-cell/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13211412.972875" calcext:value-type="float">
            <text:p>213211412.972875</text:p>
          </table:table-cell>
          <table:table-cell/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08353011.004562" calcext:value-type="float">
            <text:p>208353011.004562</text:p>
          </table:table-cell>
          <table:table-cell/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857462.699008" calcext:value-type="float">
            <text:p>4857462.699008</text:p>
          </table:table-cell>
          <table:table-cell/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00166765.740342" calcext:value-type="float">
            <text:p>500166765.740342</text:p>
          </table:table-cell>
          <table:table-cell/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518880375.030624" calcext:value-type="float">
            <text:p>518880375.030624</text:p>
          </table:table-cell>
          <table:table-cell/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307955271.370629" calcext:value-type="float">
            <text:p>307955271.370629</text:p>
          </table:table-cell>
          <table:table-cell/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5914555.00796" calcext:value-type="float">
            <text:p>15914555.00796</text:p>
          </table:table-cell>
          <table:table-cell/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4892968.382904" calcext:value-type="float">
            <text:p>14892968.382904</text:p>
          </table:table-cell>
          <table:table-cell/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9786724.32872" calcext:value-type="float">
            <text:p>89786724.32872</text:p>
          </table:table-cell>
          <table:table-cell/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78509515.133952" calcext:value-type="float">
            <text:p>278509515.133952</text:p>
          </table:table-cell>
          <table:table-cell/>
        </table:table-row>
        <table:table-row table:style-name="ro1">
          <table:table-cell office:value-type="string" calcext:value-type="string">
            <text:p>Media geométrica</text:p>
          </table:table-cell>
          <table:table-cell table:number-columns-repeated="3"/>
          <table:table-cell table:formula="of:=GEOMEAN([.D89:.D115])" office:value-type="float" office:value="64979476.8145601" calcext:value-type="float">
            <text:p>64979476.81456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MIN([.E29:.E116])" office:value-type="float" office:value="64922463.4317292" calcext:value-type="float">
            <text:p>64922463.4317292</text:p>
          </table:table-cell>
        </table:table-row>
      </table:table>
      <table:table table:name="Gráfica" table:style-name="ta1">
        <table:shapes>
          <draw:frame draw:z-index="0" draw:style-name="gr1" draw:text-style-name="P1" svg:width="46.255cm" svg:height="25.975cm" svg:x="5.068cm" svg:y="1.671cm">
            <draw:object draw:notify-on-update-of-ranges="Gráfica.A2:Gráfica.A28 Gráfica.E1:Gráfica.E1 Gráfica.E2:Gráfica.E28 Gráfica.F1:Gráfica.F1 Gráfica.F2:Gráfica.F28 Gráfica.G1:Gráfica.G1 Gráfica.G2:Gráfica.G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racefil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1+L2</text:p>
          </table:table-cell>
          <table:table-cell office:value-type="string" calcext:value-type="string">
            <text:p>L1+L2+L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1+L2</text:p>
          </table:table-cell>
          <table:table-cell office:value-type="string" calcext:value-type="string">
            <text:p>L1+L2+L3</text:p>
          </table:table-cell>
        </table:table-row>
        <table:table-row table:style-name="ro1">
          <table:table-cell office:value-type="string" calcext:value-type="string">
            <text:p>429.mcf-184B.trace.txt.gz</text:p>
          </table:table-cell>
          <table:table-cell office:value-type="float" office:value="3576346.5" calcext:value-type="float">
            <text:p>3576346.5</text:p>
          </table:table-cell>
          <table:table-cell office:value-type="float" office:value="42221347.5375" calcext:value-type="float">
            <text:p>42221347.5375</text:p>
          </table:table-cell>
          <table:table-cell office:value-type="float" office:value="5185454093.45663" calcext:value-type="float">
            <text:p>5185454093.45663</text:p>
          </table:table-cell>
          <table:table-cell table:formula="of:=[.B2]/MAX([.$B$2:.$B$28])" office:value-type="float" office:value="0.894294101231486" calcext:value-type="float">
            <text:p>0.894294101231486</text:p>
          </table:table-cell>
          <table:table-cell table:formula="of:=[.C2]/MAX([.$C$2:.$C$28])" office:value-type="float" office:value="1" calcext:value-type="float">
            <text:p>1</text:p>
          </table:table-cell>
          <table:table-cell table:formula="of:=[.D2]/MAX([.$D$2:.$D$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0.soplex-247B.trace.txt.gz</text:p>
          </table:table-cell>
          <table:table-cell office:value-type="float" office:value="3732450.5" calcext:value-type="float">
            <text:p>3732450.5</text:p>
          </table:table-cell>
          <table:table-cell office:value-type="float" office:value="29167761.154" calcext:value-type="float">
            <text:p>29167761.154</text:p>
          </table:table-cell>
          <table:table-cell office:value-type="float" office:value="1905753963.19603" calcext:value-type="float">
            <text:p>1905753963.19603</text:p>
          </table:table-cell>
          <table:table-cell table:formula="of:=[.B3]/MAX([.$B$2:.$B$28])" office:value-type="float" office:value="0.933329157364509" calcext:value-type="float">
            <text:p>0.933329157364509</text:p>
          </table:table-cell>
          <table:table-cell table:formula="of:=[.C3]/MAX([.$C$2:.$C$28])" office:value-type="float" office:value="0.690829707130827" calcext:value-type="float">
            <text:p>0.690829707130827</text:p>
          </table:table-cell>
          <table:table-cell table:formula="of:=[.D3]/MAX([.$D$2:.$D$28])" office:value-type="float" office:value="0.367519204460964" calcext:value-type="float">
            <text:p>0.367519204460964</text:p>
          </table:table-cell>
        </table:table-row>
        <table:table-row table:style-name="ro1">
          <table:table-cell office:value-type="string" calcext:value-type="string">
            <text:p>470.lbm-1274B.trace.txt.gz</text:p>
          </table:table-cell>
          <table:table-cell office:value-type="float" office:value="3858325.5" calcext:value-type="float">
            <text:p>3858325.5</text:p>
          </table:table-cell>
          <table:table-cell office:value-type="float" office:value="17696345.5685" calcext:value-type="float">
            <text:p>17696345.5685</text:p>
          </table:table-cell>
          <table:table-cell office:value-type="float" office:value="518880375.030624" calcext:value-type="float">
            <text:p>518880375.030624</text:p>
          </table:table-cell>
          <table:table-cell table:formula="of:=[.B4]/MAX([.$B$2:.$B$28])" office:value-type="float" office:value="0.964805209808676" calcext:value-type="float">
            <text:p>0.964805209808676</text:p>
          </table:table-cell>
          <table:table-cell table:formula="of:=[.C4]/MAX([.$C$2:.$C$28])" office:value-type="float" office:value="0.419132656833904" calcext:value-type="float">
            <text:p>0.419132656833904</text:p>
          </table:table-cell>
          <table:table-cell table:formula="of:=[.D4]/MAX([.$D$2:.$D$28])" office:value-type="float" office:value="0.10006459717489" calcext:value-type="float">
            <text:p>0.10006459717489</text:p>
          </table:table-cell>
        </table:table-row>
        <table:table-row table:style-name="ro1">
          <table:table-cell office:value-type="string" calcext:value-type="string">
            <text:p>465.tonto-1769B.trace.txt.gz</text:p>
          </table:table-cell>
          <table:table-cell office:value-type="float" office:value="3888851" calcext:value-type="float">
            <text:p>3888851</text:p>
          </table:table-cell>
          <table:table-cell office:value-type="float" office:value="14830670.714" calcext:value-type="float">
            <text:p>14830670.714</text:p>
          </table:table-cell>
          <table:table-cell office:value-type="float" office:value="498043643.097323" calcext:value-type="float">
            <text:p>498043643.097323</text:p>
          </table:table-cell>
          <table:table-cell table:formula="of:=[.B5]/MAX([.$B$2:.$B$28])" office:value-type="float" office:value="0.972438355698522" calcext:value-type="float">
            <text:p>0.972438355698522</text:p>
          </table:table-cell>
          <table:table-cell table:formula="of:=[.C5]/MAX([.$C$2:.$C$28])" office:value-type="float" office:value="0.35126000421535" calcext:value-type="float">
            <text:p>0.35126000421535</text:p>
          </table:table-cell>
          <table:table-cell table:formula="of:=[.D5]/MAX([.$D$2:.$D$28])" office:value-type="float" office:value="0.0960462929805491" calcext:value-type="float">
            <text:p>0.0960462929805491</text:p>
          </table:table-cell>
        </table:table-row>
        <table:table-row table:style-name="ro1">
          <table:table-cell office:value-type="string" calcext:value-type="string">
            <text:p>471.omnetpp-188B.trace.txt.gz</text:p>
          </table:table-cell>
          <table:table-cell office:value-type="float" office:value="3889514.5" calcext:value-type="float">
            <text:p>3889514.5</text:p>
          </table:table-cell>
          <table:table-cell office:value-type="float" office:value="14882254.5315" calcext:value-type="float">
            <text:p>14882254.5315</text:p>
          </table:table-cell>
          <table:table-cell office:value-type="float" office:value="307950864.699926" calcext:value-type="float">
            <text:p>307950864.699926</text:p>
          </table:table-cell>
          <table:table-cell table:formula="of:=[.B6]/MAX([.$B$2:.$B$28])" office:value-type="float" office:value="0.972604269190452" calcext:value-type="float">
            <text:p>0.972604269190452</text:p>
          </table:table-cell>
          <table:table-cell table:formula="of:=[.C6]/MAX([.$C$2:.$C$28])" office:value-type="float" office:value="0.352481751518753" calcext:value-type="float">
            <text:p>0.352481751518753</text:p>
          </table:table-cell>
          <table:table-cell table:formula="of:=[.D6]/MAX([.$D$2:.$D$28])" office:value-type="float" office:value="0.0593874440212517" calcext:value-type="float">
            <text:p>0.0593874440212517</text:p>
          </table:table-cell>
        </table:table-row>
        <table:table-row table:style-name="ro1">
          <table:table-cell office:value-type="string" calcext:value-type="string">
            <text:p>453.povray-887B.trace.txt.gz</text:p>
          </table:table-cell>
          <table:table-cell office:value-type="float" office:value="3901246" calcext:value-type="float">
            <text:p>3901246</text:p>
          </table:table-cell>
          <table:table-cell office:value-type="float" office:value="13777862.25" calcext:value-type="float">
            <text:p>13777862.25</text:p>
          </table:table-cell>
          <table:table-cell office:value-type="float" office:value="59753896.32875" calcext:value-type="float">
            <text:p>59753896.32875</text:p>
          </table:table-cell>
          <table:table-cell table:formula="of:=[.B7]/MAX([.$B$2:.$B$28])" office:value-type="float" office:value="0.975537824775348" calcext:value-type="float">
            <text:p>0.975537824775348</text:p>
          </table:table-cell>
          <table:table-cell table:formula="of:=[.C7]/MAX([.$C$2:.$C$28])" office:value-type="float" office:value="0.326324550341811" calcext:value-type="float">
            <text:p>0.326324550341811</text:p>
          </table:table-cell>
          <table:table-cell table:formula="of:=[.D7]/MAX([.$D$2:.$D$28])" office:value-type="float" office:value="0.0115233681085234" calcext:value-type="float">
            <text:p>0.0115233681085234</text:p>
          </table:table-cell>
        </table:table-row>
        <table:table-row table:style-name="ro1">
          <table:table-cell office:value-type="string" calcext:value-type="string">
            <text:p>433.milc-127B.trace.txt.gz</text:p>
          </table:table-cell>
          <table:table-cell office:value-type="float" office:value="3912772" calcext:value-type="float">
            <text:p>3912772</text:p>
          </table:table-cell>
          <table:table-cell office:value-type="float" office:value="12551068.576" calcext:value-type="float">
            <text:p>12551068.576</text:p>
          </table:table-cell>
          <table:table-cell office:value-type="float" office:value="315884151.828736" calcext:value-type="float">
            <text:p>315884151.828736</text:p>
          </table:table-cell>
          <table:table-cell table:formula="of:=[.B8]/MAX([.$B$2:.$B$28])" office:value-type="float" office:value="0.978419993438478" calcext:value-type="float">
            <text:p>0.978419993438478</text:p>
          </table:table-cell>
          <table:table-cell table:formula="of:=[.C8]/MAX([.$C$2:.$C$28])" office:value-type="float" office:value="0.297268308759033" calcext:value-type="float">
            <text:p>0.297268308759033</text:p>
          </table:table-cell>
          <table:table-cell table:formula="of:=[.D8]/MAX([.$D$2:.$D$28])" office:value-type="float" office:value="0.0609173557678084" calcext:value-type="float">
            <text:p>0.0609173557678084</text:p>
          </table:table-cell>
        </table:table-row>
        <table:table-row table:style-name="ro1">
          <table:table-cell office:value-type="string" calcext:value-type="string">
            <text:p>403.gcc-16B.trace.txt.gz</text:p>
          </table:table-cell>
          <table:table-cell office:value-type="float" office:value="3914526" calcext:value-type="float">
            <text:p>3914526</text:p>
          </table:table-cell>
          <table:table-cell office:value-type="float" office:value="12386777.514" calcext:value-type="float">
            <text:p>12386777.514</text:p>
          </table:table-cell>
          <table:table-cell office:value-type="float" office:value="300373570.209178" calcext:value-type="float">
            <text:p>300373570.209178</text:p>
          </table:table-cell>
          <table:table-cell table:formula="of:=[.B9]/MAX([.$B$2:.$B$28])" office:value-type="float" office:value="0.978858595194085" calcext:value-type="float">
            <text:p>0.978858595194085</text:p>
          </table:table-cell>
          <table:table-cell table:formula="of:=[.C9]/MAX([.$C$2:.$C$28])" office:value-type="float" office:value="0.293377124048406" calcext:value-type="float">
            <text:p>0.293377124048406</text:p>
          </table:table-cell>
          <table:table-cell table:formula="of:=[.D9]/MAX([.$D$2:.$D$28])" office:value-type="float" office:value="0.0579261844373881" calcext:value-type="float">
            <text:p>0.0579261844373881</text:p>
          </table:table-cell>
        </table:table-row>
        <table:table-row table:style-name="ro1">
          <table:table-cell office:value-type="string" calcext:value-type="string">
            <text:p>483.xalancbmk-127B.trace.txt.gz</text:p>
          </table:table-cell>
          <table:table-cell office:value-type="float" office:value="3918464" calcext:value-type="float">
            <text:p>3918464</text:p>
          </table:table-cell>
          <table:table-cell office:value-type="float" office:value="12005166.464" calcext:value-type="float">
            <text:p>12005166.464</text:p>
          </table:table-cell>
          <table:table-cell office:value-type="float" office:value="278509515.133952" calcext:value-type="float">
            <text:p>278509515.133952</text:p>
          </table:table-cell>
          <table:table-cell table:formula="of:=[.B10]/MAX([.$B$2:.$B$28])" office:value-type="float" office:value="0.979843323651087" calcext:value-type="float">
            <text:p>0.979843323651087</text:p>
          </table:table-cell>
          <table:table-cell table:formula="of:=[.C10]/MAX([.$C$2:.$C$28])" office:value-type="float" office:value="0.284338780360748" calcext:value-type="float">
            <text:p>0.284338780360748</text:p>
          </table:table-cell>
          <table:table-cell table:formula="of:=[.D10]/MAX([.$D$2:.$D$28])" office:value-type="float" office:value="0.0537097639115916" calcext:value-type="float">
            <text:p>0.0537097639115916</text:p>
          </table:table-cell>
        </table:table-row>
        <table:table-row table:style-name="ro1">
          <table:table-cell office:value-type="string" calcext:value-type="string">
            <text:p>401.bzip2-226B.trace.txt.gz</text:p>
          </table:table-cell>
          <table:table-cell office:value-type="float" office:value="3925503" calcext:value-type="float">
            <text:p>3925503</text:p>
          </table:table-cell>
          <table:table-cell office:value-type="float" office:value="11353439.503" calcext:value-type="float">
            <text:p>11353439.503</text:p>
          </table:table-cell>
          <table:table-cell office:value-type="float" office:value="53483602.232789" calcext:value-type="float">
            <text:p>53483602.232789</text:p>
          </table:table-cell>
          <table:table-cell table:formula="of:=[.B11]/MAX([.$B$2:.$B$28])" office:value-type="float" office:value="0.981603482007826" calcext:value-type="float">
            <text:p>0.981603482007826</text:p>
          </table:table-cell>
          <table:table-cell table:formula="of:=[.C11]/MAX([.$C$2:.$C$28])" office:value-type="float" office:value="0.268902822036084" calcext:value-type="float">
            <text:p>0.268902822036084</text:p>
          </table:table-cell>
          <table:table-cell table:formula="of:=[.D11]/MAX([.$D$2:.$D$28])" office:value-type="float" office:value="0.0103141598149096" calcext:value-type="float">
            <text:p>0.0103141598149096</text:p>
          </table:table-cell>
        </table:table-row>
        <table:table-row table:style-name="ro1">
          <table:table-cell office:value-type="string" calcext:value-type="string">
            <text:p>459.GemsFDTD-1169B.trace.txt.gz</text:p>
          </table:table-cell>
          <table:table-cell office:value-type="float" office:value="3928987" calcext:value-type="float">
            <text:p>3928987</text:p>
          </table:table-cell>
          <table:table-cell office:value-type="float" office:value="10994004.149" calcext:value-type="float">
            <text:p>10994004.149</text:p>
          </table:table-cell>
          <table:table-cell office:value-type="float" office:value="213211412.972875" calcext:value-type="float">
            <text:p>213211412.972875</text:p>
          </table:table-cell>
          <table:table-cell table:formula="of:=[.B12]/MAX([.$B$2:.$B$28])" office:value-type="float" office:value="0.982474684126717" calcext:value-type="float">
            <text:p>0.982474684126717</text:p>
          </table:table-cell>
          <table:table-cell table:formula="of:=[.C12]/MAX([.$C$2:.$C$28])" office:value-type="float" office:value="0.260389703081726" calcext:value-type="float">
            <text:p>0.260389703081726</text:p>
          </table:table-cell>
          <table:table-cell table:formula="of:=[.D12]/MAX([.$D$2:.$D$28])" office:value-type="float" office:value="0.0411172115556707" calcext:value-type="float">
            <text:p>0.0411172115556707</text:p>
          </table:table-cell>
        </table:table-row>
        <table:table-row table:style-name="ro1">
          <table:table-cell office:value-type="string" calcext:value-type="string">
            <text:p>462.libquantum-1343B.trace.txt.gz</text:p>
          </table:table-cell>
          <table:table-cell office:value-type="float" office:value="3930286.5" calcext:value-type="float">
            <text:p>3930286.5</text:p>
          </table:table-cell>
          <table:table-cell office:value-type="float" office:value="10866359.6725" calcext:value-type="float">
            <text:p>10866359.6725</text:p>
          </table:table-cell>
          <table:table-cell office:value-type="float" office:value="208353011.004562" calcext:value-type="float">
            <text:p>208353011.004562</text:p>
          </table:table-cell>
          <table:table-cell table:formula="of:=[.B13]/MAX([.$B$2:.$B$28])" office:value-type="float" office:value="0.982799634515208" calcext:value-type="float">
            <text:p>0.982799634515208</text:p>
          </table:table-cell>
          <table:table-cell table:formula="of:=[.C13]/MAX([.$C$2:.$C$28])" office:value-type="float" office:value="0.25736648179807" calcext:value-type="float">
            <text:p>0.25736648179807</text:p>
          </table:table-cell>
          <table:table-cell table:formula="of:=[.D13]/MAX([.$D$2:.$D$28])" office:value-type="float" office:value="0.0401802826231702" calcext:value-type="float">
            <text:p>0.0401802826231702</text:p>
          </table:table-cell>
        </table:table-row>
        <table:table-row table:style-name="ro1">
          <table:table-cell office:value-type="string" calcext:value-type="string">
            <text:p>410.bwaves-1963B.trace.txt.gz</text:p>
          </table:table-cell>
          <table:table-cell office:value-type="float" office:value="3936543.5" calcext:value-type="float">
            <text:p>3936543.5</text:p>
          </table:table-cell>
          <table:table-cell office:value-type="float" office:value="10279570.161" calcext:value-type="float">
            <text:p>10279570.161</text:p>
          </table:table-cell>
          <table:table-cell office:value-type="float" office:value="132230302.196926" calcext:value-type="float">
            <text:p>132230302.196926</text:p>
          </table:table-cell>
          <table:table-cell table:formula="of:=[.B14]/MAX([.$B$2:.$B$28])" office:value-type="float" office:value="0.984364247505421" calcext:value-type="float">
            <text:p>0.984364247505421</text:p>
          </table:table-cell>
          <table:table-cell table:formula="of:=[.C14]/MAX([.$C$2:.$C$28])" office:value-type="float" office:value="0.243468547560447" calcext:value-type="float">
            <text:p>0.243468547560447</text:p>
          </table:table-cell>
          <table:table-cell table:formula="of:=[.D14]/MAX([.$D$2:.$D$28])" office:value-type="float" office:value="0.0255002358161426" calcext:value-type="float">
            <text:p>0.0255002358161426</text:p>
          </table:table-cell>
        </table:table-row>
        <table:table-row table:style-name="ro1">
          <table:table-cell office:value-type="string" calcext:value-type="string">
            <text:p>482.sphinx3-1100B.trace.txt.gz</text:p>
          </table:table-cell>
          <table:table-cell office:value-type="float" office:value="3952825" calcext:value-type="float">
            <text:p>3952825</text:p>
          </table:table-cell>
          <table:table-cell office:value-type="float" office:value="8674631.728" calcext:value-type="float">
            <text:p>8674631.728</text:p>
          </table:table-cell>
          <table:table-cell office:value-type="float" office:value="89783832.4846" calcext:value-type="float">
            <text:p>89783832.4846</text:p>
          </table:table-cell>
          <table:table-cell table:formula="of:=[.B15]/MAX([.$B$2:.$B$28])" office:value-type="float" office:value="0.988435567051556" calcext:value-type="float">
            <text:p>0.988435567051556</text:p>
          </table:table-cell>
          <table:table-cell table:formula="of:=[.C15]/MAX([.$C$2:.$C$28])" office:value-type="float" office:value="0.205456060356562" calcext:value-type="float">
            <text:p>0.205456060356562</text:p>
          </table:table-cell>
          <table:table-cell table:formula="of:=[.D15]/MAX([.$D$2:.$D$28])" office:value-type="float" office:value="0.0173145554596454" calcext:value-type="float">
            <text:p>0.0173145554596454</text:p>
          </table:table-cell>
        </table:table-row>
        <table:table-row table:style-name="ro1">
          <table:table-cell office:value-type="string" calcext:value-type="string">
            <text:p>416.gamess-875B.trace.txt.gz</text:p>
          </table:table-cell>
          <table:table-cell office:value-type="float" office:value="3953670.5" calcext:value-type="float">
            <text:p>3953670.5</text:p>
          </table:table-cell>
          <table:table-cell office:value-type="float" office:value="8629960.511" calcext:value-type="float">
            <text:p>8629960.511</text:p>
          </table:table-cell>
          <table:table-cell office:value-type="float" office:value="25396472.7370625" calcext:value-type="float">
            <text:p>25396472.7370625</text:p>
          </table:table-cell>
          <table:table-cell table:formula="of:=[.B16]/MAX([.$B$2:.$B$28])" office:value-type="float" office:value="0.988646991101936" calcext:value-type="float">
            <text:p>0.988646991101936</text:p>
          </table:table-cell>
          <table:table-cell table:formula="of:=[.C16]/MAX([.$C$2:.$C$28])" office:value-type="float" office:value="0.204398035930404" calcext:value-type="float">
            <text:p>0.204398035930404</text:p>
          </table:table-cell>
          <table:table-cell table:formula="of:=[.D16]/MAX([.$D$2:.$D$28])" office:value-type="float" office:value="0.00489763717494087" calcext:value-type="float">
            <text:p>0.00489763717494087</text:p>
          </table:table-cell>
        </table:table-row>
        <table:table-row table:style-name="ro1">
          <table:table-cell office:value-type="string" calcext:value-type="string">
            <text:p>445.gobmk-17B.trace.txt.gz</text:p>
          </table:table-cell>
          <table:table-cell office:value-type="float" office:value="3954942.5" calcext:value-type="float">
            <text:p>3954942.5</text:p>
          </table:table-cell>
          <table:table-cell office:value-type="float" office:value="8503814.5515" calcext:value-type="float">
            <text:p>8503814.5515</text:p>
          </table:table-cell>
          <table:table-cell office:value-type="float" office:value="27266303.7446505" calcext:value-type="float">
            <text:p>27266303.7446505</text:p>
          </table:table-cell>
          <table:table-cell table:formula="of:=[.B17]/MAX([.$B$2:.$B$28])" office:value-type="float" office:value="0.988965064895056" calcext:value-type="float">
            <text:p>0.988965064895056</text:p>
          </table:table-cell>
          <table:table-cell table:formula="of:=[.C17]/MAX([.$C$2:.$C$28])" office:value-type="float" office:value="0.201410306574112" calcext:value-type="float">
            <text:p>0.201410306574112</text:p>
          </table:table-cell>
          <table:table-cell table:formula="of:=[.D17]/MAX([.$D$2:.$D$28])" office:value-type="float" office:value="0.00525822874009376" calcext:value-type="float">
            <text:p>0.00525822874009376</text:p>
          </table:table-cell>
        </table:table-row>
        <table:table-row table:style-name="ro1">
          <table:table-cell office:value-type="string" calcext:value-type="string">
            <text:p>458.sjeng-1088B.trace.txt.gz</text:p>
          </table:table-cell>
          <table:table-cell office:value-type="float" office:value="3972650" calcext:value-type="float">
            <text:p>3972650</text:p>
          </table:table-cell>
          <table:table-cell office:value-type="float" office:value="6735542.348" calcext:value-type="float">
            <text:p>6735542.348</text:p>
          </table:table-cell>
          <table:table-cell office:value-type="float" office:value="17201361.268106" calcext:value-type="float">
            <text:p>17201361.268106</text:p>
          </table:table-cell>
          <table:table-cell table:formula="of:=[.B18]/MAX([.$B$2:.$B$28])" office:value-type="float" office:value="0.993392967168383" calcext:value-type="float">
            <text:p>0.993392967168383</text:p>
          </table:table-cell>
          <table:table-cell table:formula="of:=[.C18]/MAX([.$C$2:.$C$28])" office:value-type="float" office:value="0.159529307822723" calcext:value-type="float">
            <text:p>0.159529307822723</text:p>
          </table:table-cell>
          <table:table-cell table:formula="of:=[.D18]/MAX([.$D$2:.$D$28])" office:value-type="float" office:value="0.00331723335277655" calcext:value-type="float">
            <text:p>0.00331723335277655</text:p>
          </table:table-cell>
        </table:table-row>
        <table:table-row table:style-name="ro1">
          <table:table-cell office:value-type="string" calcext:value-type="string">
            <text:p>473.astar-153B.trace.txt.gz</text:p>
          </table:table-cell>
          <table:table-cell office:value-type="float" office:value="3982426.5" calcext:value-type="float">
            <text:p>3982426.5</text:p>
          </table:table-cell>
          <table:table-cell office:value-type="float" office:value="5755672.29" calcext:value-type="float">
            <text:p>5755672.29</text:p>
          </table:table-cell>
          <table:table-cell office:value-type="float" office:value="15914515.27836" calcext:value-type="float">
            <text:p>15914515.27836</text:p>
          </table:table-cell>
          <table:table-cell table:formula="of:=[.B19]/MAX([.$B$2:.$B$28])" office:value-type="float" office:value="0.995837659336966" calcext:value-type="float">
            <text:p>0.995837659336966</text:p>
          </table:table-cell>
          <table:table-cell table:formula="of:=[.C19]/MAX([.$C$2:.$C$28])" office:value-type="float" office:value="0.136321378300111" calcext:value-type="float">
            <text:p>0.136321378300111</text:p>
          </table:table-cell>
          <table:table-cell table:formula="of:=[.D19]/MAX([.$D$2:.$D$28])" office:value-type="float" office:value="0.00306906878193022" calcext:value-type="float">
            <text:p>0.00306906878193022</text:p>
          </table:table-cell>
        </table:table-row>
        <table:table-row table:style-name="ro1">
          <table:table-cell office:value-type="string" calcext:value-type="string">
            <text:p>444.namd-120B.trace.txt.gz</text:p>
          </table:table-cell>
          <table:table-cell office:value-type="float" office:value="3982746.5" calcext:value-type="float">
            <text:p>3982746.5</text:p>
          </table:table-cell>
          <table:table-cell office:value-type="float" office:value="5728572.2065" calcext:value-type="float">
            <text:p>5728572.2065</text:p>
          </table:table-cell>
          <table:table-cell office:value-type="float" office:value="11814540.9195385" calcext:value-type="float">
            <text:p>11814540.9195385</text:p>
          </table:table-cell>
          <table:table-cell table:formula="of:=[.B20]/MAX([.$B$2:.$B$28])" office:value-type="float" office:value="0.995917677901273" calcext:value-type="float">
            <text:p>0.995917677901273</text:p>
          </table:table-cell>
          <table:table-cell table:formula="of:=[.C20]/MAX([.$C$2:.$C$28])" office:value-type="float" office:value="0.13567952092036" calcext:value-type="float">
            <text:p>0.13567952092036</text:p>
          </table:table-cell>
          <table:table-cell table:formula="of:=[.D20]/MAX([.$D$2:.$D$28])" office:value-type="float" office:value="0.00227840044605677" calcext:value-type="float">
            <text:p>0.00227840044605677</text:p>
          </table:table-cell>
        </table:table-row>
        <table:table-row table:style-name="ro1">
          <table:table-cell office:value-type="string" calcext:value-type="string">
            <text:p>436.cactusADM-1804B.trace.txt.gz</text:p>
          </table:table-cell>
          <table:table-cell office:value-type="float" office:value="3982841" calcext:value-type="float">
            <text:p>3982841</text:p>
          </table:table-cell>
          <table:table-cell office:value-type="float" office:value="5712252.012" calcext:value-type="float">
            <text:p>5712252.012</text:p>
          </table:table-cell>
          <table:table-cell office:value-type="float" office:value="16576085.724025" calcext:value-type="float">
            <text:p>16576085.724025</text:p>
          </table:table-cell>
          <table:table-cell table:formula="of:=[.B21]/MAX([.$B$2:.$B$28])" office:value-type="float" office:value="0.995941308383545" calcext:value-type="float">
            <text:p>0.995941308383545</text:p>
          </table:table-cell>
          <table:table-cell table:formula="of:=[.C21]/MAX([.$C$2:.$C$28])" office:value-type="float" office:value="0.135292981990367" calcext:value-type="float">
            <text:p>0.135292981990367</text:p>
          </table:table-cell>
          <table:table-cell table:formula="of:=[.D21]/MAX([.$D$2:.$D$28])" office:value-type="float" office:value="0.00319665075136657" calcext:value-type="float">
            <text:p>0.00319665075136657</text:p>
          </table:table-cell>
        </table:table-row>
        <table:table-row table:style-name="ro1">
          <table:table-cell office:value-type="string" calcext:value-type="string">
            <text:p>435.gromacs-111B.trace.txt.gz</text:p>
          </table:table-cell>
          <table:table-cell office:value-type="float" office:value="3983220.5" calcext:value-type="float">
            <text:p>3983220.5</text:p>
          </table:table-cell>
          <table:table-cell office:value-type="float" office:value="5676701" calcext:value-type="float">
            <text:p>5676701</text:p>
          </table:table-cell>
          <table:table-cell office:value-type="float" office:value="16189021.702" calcext:value-type="float">
            <text:p>16189021.702</text:p>
          </table:table-cell>
          <table:table-cell table:formula="of:=[.B22]/MAX([.$B$2:.$B$28])" office:value-type="float" office:value="0.996036205399653" calcext:value-type="float">
            <text:p>0.996036205399653</text:p>
          </table:table-cell>
          <table:table-cell table:formula="of:=[.C22]/MAX([.$C$2:.$C$28])" office:value-type="float" office:value="0.134450966894368" calcext:value-type="float">
            <text:p>0.134450966894368</text:p>
          </table:table-cell>
          <table:table-cell table:formula="of:=[.D22]/MAX([.$D$2:.$D$28])" office:value-type="float" office:value="0.0031220065610895" calcext:value-type="float">
            <text:p>0.0031220065610895</text:p>
          </table:table-cell>
        </table:table-row>
        <table:table-row table:style-name="ro1">
          <table:table-cell office:value-type="string" calcext:value-type="string">
            <text:p>456.hmmer-191B.trace.txt.gz</text:p>
          </table:table-cell>
          <table:table-cell office:value-type="float" office:value="3983817" calcext:value-type="float">
            <text:p>3983817</text:p>
          </table:table-cell>
          <table:table-cell office:value-type="float" office:value="5618197.95" calcext:value-type="float">
            <text:p>5618197.95</text:p>
          </table:table-cell>
          <table:table-cell office:value-type="float" office:value="15636517.123125" calcext:value-type="float">
            <text:p>15636517.123125</text:p>
          </table:table-cell>
          <table:table-cell table:formula="of:=[.B23]/MAX([.$B$2:.$B$28])" office:value-type="float" office:value="0.996185365004681" calcext:value-type="float">
            <text:p>0.996185365004681</text:p>
          </table:table-cell>
          <table:table-cell table:formula="of:=[.C23]/MAX([.$C$2:.$C$28])" office:value-type="float" office:value="0.133065339636781" calcext:value-type="float">
            <text:p>0.133065339636781</text:p>
          </table:table-cell>
          <table:table-cell table:formula="of:=[.D23]/MAX([.$D$2:.$D$28])" office:value-type="float" office:value="0.00301545763231349" calcext:value-type="float">
            <text:p>0.00301545763231349</text:p>
          </table:table-cell>
        </table:table-row>
        <table:table-row table:style-name="ro1">
          <table:table-cell office:value-type="string" calcext:value-type="string">
            <text:p>437.leslie3d-134B.trace.txt.gz</text:p>
          </table:table-cell>
          <table:table-cell office:value-type="float" office:value="3984326.5" calcext:value-type="float">
            <text:p>3984326.5</text:p>
          </table:table-cell>
          <table:table-cell office:value-type="float" office:value="5565905.6205" calcext:value-type="float">
            <text:p>5565905.6205</text:p>
          </table:table-cell>
          <table:table-cell office:value-type="float" office:value="18148272.1826665" calcext:value-type="float">
            <text:p>18148272.1826665</text:p>
          </table:table-cell>
          <table:table-cell table:formula="of:=[.B24]/MAX([.$B$2:.$B$28])" office:value-type="float" office:value="0.996312769562539" calcext:value-type="float">
            <text:p>0.996312769562539</text:p>
          </table:table-cell>
          <table:table-cell table:formula="of:=[.C24]/MAX([.$C$2:.$C$28])" office:value-type="float" office:value="0.131826811438372" calcext:value-type="float">
            <text:p>0.131826811438372</text:p>
          </table:table-cell>
          <table:table-cell table:formula="of:=[.D24]/MAX([.$D$2:.$D$28])" office:value-type="float" office:value="0.00349984241603204" calcext:value-type="float">
            <text:p>0.00349984241603204</text:p>
          </table:table-cell>
        </table:table-row>
        <table:table-row table:style-name="ro1">
          <table:table-cell office:value-type="string" calcext:value-type="string">
            <text:p>481.wrf-1170B.trace.txt.gz</text:p>
          </table:table-cell>
          <table:table-cell office:value-type="float" office:value="3984855.5" calcext:value-type="float">
            <text:p>3984855.5</text:p>
          </table:table-cell>
          <table:table-cell office:value-type="float" office:value="5512406.7635" calcext:value-type="float">
            <text:p>5512406.7635</text:p>
          </table:table-cell>
          <table:table-cell office:value-type="float" office:value="14892968.382904" calcext:value-type="float">
            <text:p>14892968.382904</text:p>
          </table:table-cell>
          <table:table-cell table:formula="of:=[.B25]/MAX([.$B$2:.$B$28])" office:value-type="float" office:value="0.996445050251658" calcext:value-type="float">
            <text:p>0.996445050251658</text:p>
          </table:table-cell>
          <table:table-cell table:formula="of:=[.C25]/MAX([.$C$2:.$C$28])" office:value-type="float" office:value="0.130559706996656" calcext:value-type="float">
            <text:p>0.130559706996656</text:p>
          </table:table-cell>
          <table:table-cell table:formula="of:=[.D25]/MAX([.$D$2:.$D$28])" office:value-type="float" office:value="0.00287206638309594" calcext:value-type="float">
            <text:p>0.00287206638309594</text:p>
          </table:table-cell>
        </table:table-row>
        <table:table-row table:style-name="ro1">
          <table:table-cell office:value-type="string" calcext:value-type="string">
            <text:p>464.h264ref-30B.trace.txt.gz</text:p>
          </table:table-cell>
          <table:table-cell office:value-type="float" office:value="3997808" calcext:value-type="float">
            <text:p>3997808</text:p>
          </table:table-cell>
          <table:table-cell office:value-type="float" office:value="4221657.248" calcext:value-type="float">
            <text:p>4221657.248</text:p>
          </table:table-cell>
          <table:table-cell office:value-type="float" office:value="4857462.699008" calcext:value-type="float">
            <text:p>4857462.699008</text:p>
          </table:table-cell>
          <table:table-cell table:formula="of:=[.B26]/MAX([.$B$2:.$B$28])" office:value-type="float" office:value="0.999683926670988" calcext:value-type="float">
            <text:p>0.999683926670988</text:p>
          </table:table-cell>
          <table:table-cell table:formula="of:=[.C26]/MAX([.$C$2:.$C$28])" office:value-type="float" office:value="0.0999886904189977" calcext:value-type="float">
            <text:p>0.0999886904189977</text:p>
          </table:table-cell>
          <table:table-cell table:formula="of:=[.D26]/MAX([.$D$2:.$D$28])" office:value-type="float" office:value="0.00093674779709987" calcext:value-type="float">
            <text:p>0.00093674779709987</text:p>
          </table:table-cell>
        </table:table-row>
        <table:table-row table:style-name="ro1">
          <table:table-cell office:value-type="string" calcext:value-type="string">
            <text:p>454.calculix-104B.trace.txt.gz</text:p>
          </table:table-cell>
          <table:table-cell office:value-type="float" office:value="3998341" calcext:value-type="float">
            <text:p>3998341</text:p>
          </table:table-cell>
          <table:table-cell office:value-type="float" office:value="4166250.658" calcext:value-type="float">
            <text:p>4166250.658</text:p>
          </table:table-cell>
          <table:table-cell office:value-type="float" office:value="4607905.123924" calcext:value-type="float">
            <text:p>4607905.123924</text:p>
          </table:table-cell>
          <table:table-cell table:formula="of:=[.B27]/MAX([.$B$2:.$B$28])" office:value-type="float" office:value="0.999817207592161" calcext:value-type="float">
            <text:p>0.999817207592161</text:p>
          </table:table-cell>
          <table:table-cell table:formula="of:=[.C27]/MAX([.$C$2:.$C$28])" office:value-type="float" office:value="0.0986764018912384" calcext:value-type="float">
            <text:p>0.0986764018912384</text:p>
          </table:table-cell>
          <table:table-cell table:formula="of:=[.D27]/MAX([.$D$2:.$D$28])" office:value-type="float" office:value="0.000888621332071685" calcext:value-type="float">
            <text:p>0.000888621332071685</text:p>
          </table:table-cell>
        </table:table-row>
        <table:table-row table:style-name="ro1">
          <table:table-cell office:value-type="string" calcext:value-type="string">
            <text:p>400.perlbench-41B.trace.txt.gz</text:p>
          </table:table-cell>
          <table:table-cell office:value-type="float" office:value="3999072" calcext:value-type="float">
            <text:p>3999072</text:p>
          </table:table-cell>
          <table:table-cell office:value-type="float" office:value="4095037.812" calcext:value-type="float">
            <text:p>4095037.812</text:p>
          </table:table-cell>
          <table:table-cell office:value-type="float" office:value="4320104.864268" calcext:value-type="float">
            <text:p>4320104.864268</text:p>
          </table:table-cell>
          <table:table-cell table:formula="of:=[.B28]/MAX([.$B$2:.$B$28])" office:value-type="float" office:value="1" calcext:value-type="float">
            <text:p>1</text:p>
          </table:table-cell>
          <table:table-cell table:formula="of:=[.C28]/MAX([.$C$2:.$C$28])" office:value-type="float" office:value="0.0969897469132856" calcext:value-type="float">
            <text:p>0.0969897469132856</text:p>
          </table:table-cell>
          <table:table-cell table:formula="of:=[.D28]/MAX([.$D$2:.$D$28])" office:value-type="float" office:value="0.00083311987463536" calcext:value-type="float">
            <text:p>0.00083311987463536</text:p>
          </table:table-cell>
        </table:table-row>
      </table:table>
      <table:named-expressions/>
      <table:database-ranges>
        <table:database-range table:name="__Anonymous_Sheet_DB__0" table:target-range-address="L1_results.A2:L1_results.C2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L2_results.A2:L2_results.D2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3_results.A2:L3_results.D2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Gráfica.A1:Gráfica.G28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20:57:40.7827230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7-07T20:59:00.166786023</dc:date>
    <meta:editing-duration>PT15H17M33S</meta:editing-duration>
    <meta:editing-cycles>22</meta:editing-cycles>
    <meta:document-statistic meta:table-count="4" meta:cell-count="119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/>
      <style:text-properties fo:font-size="10pt" style:font-size-asian="10pt" style:font-size-complex="10pt"/>
    </style:style>
    <style:style style:name="ch11" style:family="chart">
      <style:graphic-properties svg:stroke-width="0.05cm" svg:stroke-color="#2a6099"/>
    </style:style>
    <style:style style:name="ch12" style:family="chart">
      <style:graphic-properties svg:stroke-width="0.05cm" svg:stroke-color="#2a6099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19cm" svg:height="15.038cm" xlink:href=".." xlink:type="simple" chart:class="chart:line" chart:style-name="ch1">
        <chart:title svg:x="2.625cm" svg:y="0.076cm" chart:style-name="ch2">
          <text:p>Valores de AMAT (en ciclos) de las cachés como función de los traces simulados</text:p>
        </chart:title>
        <chart:legend chart:legend-position="end" svg:x="19.2cm" svg:y="6.473cm" style:legend-expansion="high" chart:style-name="ch3"/>
        <chart:plot-area chart:style-name="ch4" table:cell-range-address="L1_results.A2:L1_results.A28 L1_results.D1:L1_results.D1 L1_results.C2:L1_results.C28 L2_results.E1:L2_results.E1 L2_results.D2:L2_results.D28 L3_results.E1:L3_results.E1 L3_results.D2:L3_results.D28" chart:data-source-has-labels="both" svg:x="1.163cm" svg:y="2.017cm" svg:width="17.349cm" svg:height="11.682cm">
          <chart:coordinate-region svg:x="4.355cm" svg:y="2.216cm" svg:width="14.157cm" svg:height="7.211cm"/>
          <chart:axis chart:dimension="x" chart:name="primary-x" chart:style-name="ch5" chartooo:axis-type="auto">
            <chartooo:date-scale/>
            <chart:title svg:x="9.132cm" svg:y="13.999cm" chart:style-name="ch6">
              <text:p>Trace file</text:p>
            </chart:title>
            <chart:categories table:cell-range-address="L1_results.A2:L1_results.A28"/>
          </chart:axis>
          <chart:axis chart:dimension="y" chart:name="primary-y" chart:style-name="ch7">
            <chart:title svg:x="0.14cm" svg:y="8.894cm" chart:style-name="ch8">
              <text:p>AMAT (ciclos)</text:p>
            </chart:title>
            <chart:grid chart:style-name="ch9" chart:class="major"/>
          </chart:axis>
          <chart:series chart:style-name="ch10" chart:values-cell-range-address="L1_results.C2:L1_results.C28" chart:label-cell-address="L1_results.D1:L1_results.D1" chart:class="chart:line">
            <chart:mean-value chart:style-name="ch11"/>
            <chart:regression-curve chart:style-name="ch12"/>
            <chart:data-point chart:repeated="8"/>
            <chart:data-point chart:style-name="ch13"/>
            <chart:data-point chart:repeated="18"/>
          </chart:series>
          <chart:series chart:style-name="ch14" chart:values-cell-range-address="L2_results.D2:L2_results.D28" chart:label-cell-address="L2_results.E1:L2_results.E1" chart:class="chart:line">
            <chart:data-point chart:repeated="27"/>
          </chart:series>
          <chart:series chart:style-name="ch15" chart:values-cell-range-address="L3_results.D2:L3_results.D28" chart:label-cell-address="L3_results.E1:L3_results.E1" chart:class="chart:line">
            <chart:data-point chart:repeated="2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hé L1</text:p>
                <draw:g>
                  <svg:desc>L1_results.D1:L1_results.D1</svg:desc>
                </draw:g>
              </table:table-cell>
              <table:table-cell office:value-type="string">
                <text:p>Caché L1+L2</text:p>
                <draw:g>
                  <svg:desc>L2_results.E1:L2_results.E1</svg:desc>
                </draw:g>
              </table:table-cell>
              <table:table-cell office:value-type="string">
                <text:p>Caché L1+L2+L3</text:p>
                <draw:g>
                  <svg:desc>L3_results.E1:L3_resul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.perlbench-41B.trace.txt.gz</text:p>
                <draw:g>
                  <svg:desc>L1_results.A2:L1_results.A28</svg:desc>
                </draw:g>
              </table:table-cell>
              <table:table-cell office:value-type="float" office:value="3999072">
                <text:p>3999072</text:p>
                <draw:g>
                  <svg:desc>L1_results.C2:L1_results.C28</svg:desc>
                </draw:g>
              </table:table-cell>
              <table:table-cell office:value-type="float" office:value="4095037.812">
                <text:p>4095037.812</text:p>
                <draw:g>
                  <svg:desc>L2_results.D2:L2_results.D28</svg:desc>
                </draw:g>
              </table:table-cell>
              <table:table-cell office:value-type="float" office:value="4320104.864268">
                <text:p>4320104.864268</text:p>
                <draw:g>
                  <svg:desc>L3_results.D2:L3_results.D28</svg:desc>
                </draw:g>
              </table:table-cell>
            </table:table-row>
            <table:table-row>
              <table:table-cell office:value-type="string">
                <text:p>401.bzip2-226B.trace.txt.gz</text:p>
              </table:table-cell>
              <table:table-cell office:value-type="float" office:value="3925503">
                <text:p>3925503</text:p>
              </table:table-cell>
              <table:table-cell office:value-type="float" office:value="11353439.503">
                <text:p>11353439.503</text:p>
              </table:table-cell>
              <table:table-cell office:value-type="float" office:value="53483602.232789">
                <text:p>53483602.232789</text:p>
              </table:table-cell>
            </table:table-row>
            <table:table-row>
              <table:table-cell office:value-type="string">
                <text:p>403.gcc-16B.trace.txt.gz</text:p>
              </table:table-cell>
              <table:table-cell office:value-type="float" office:value="3914526">
                <text:p>3914526</text:p>
              </table:table-cell>
              <table:table-cell office:value-type="float" office:value="12386777.514">
                <text:p>12386777.514</text:p>
              </table:table-cell>
              <table:table-cell office:value-type="float" office:value="300373570.209178">
                <text:p>300373570.209178</text:p>
              </table:table-cell>
            </table:table-row>
            <table:table-row>
              <table:table-cell office:value-type="string">
                <text:p>410.bwaves-1963B.trace.txt.gz</text:p>
              </table:table-cell>
              <table:table-cell office:value-type="float" office:value="3936543.5">
                <text:p>3936543.5</text:p>
              </table:table-cell>
              <table:table-cell office:value-type="float" office:value="10279570.161">
                <text:p>10279570.161</text:p>
              </table:table-cell>
              <table:table-cell office:value-type="float" office:value="132230302.196926">
                <text:p>132230302.196926</text:p>
              </table:table-cell>
            </table:table-row>
            <table:table-row>
              <table:table-cell office:value-type="string">
                <text:p>416.gamess-875B.trace.txt.gz</text:p>
              </table:table-cell>
              <table:table-cell office:value-type="float" office:value="3953670.5">
                <text:p>3953670.5</text:p>
              </table:table-cell>
              <table:table-cell office:value-type="float" office:value="8629960.511">
                <text:p>8629960.511</text:p>
              </table:table-cell>
              <table:table-cell office:value-type="float" office:value="25396472.7370625">
                <text:p>25396472.7370625</text:p>
              </table:table-cell>
            </table:table-row>
            <table:table-row>
              <table:table-cell office:value-type="string">
                <text:p>429.mcf-184B.trace.txt.gz</text:p>
              </table:table-cell>
              <table:table-cell office:value-type="float" office:value="3576346.5">
                <text:p>3576346.5</text:p>
              </table:table-cell>
              <table:table-cell office:value-type="float" office:value="42221347.5375">
                <text:p>42221347.5375</text:p>
              </table:table-cell>
              <table:table-cell office:value-type="float" office:value="5185454093.45663">
                <text:p>5185454093.45663</text:p>
              </table:table-cell>
            </table:table-row>
            <table:table-row>
              <table:table-cell office:value-type="string">
                <text:p>433.milc-127B.trace.txt.gz</text:p>
              </table:table-cell>
              <table:table-cell office:value-type="float" office:value="3912772">
                <text:p>3912772</text:p>
              </table:table-cell>
              <table:table-cell office:value-type="float" office:value="12551068.576">
                <text:p>12551068.576</text:p>
              </table:table-cell>
              <table:table-cell office:value-type="float" office:value="315884151.828736">
                <text:p>315884151.828736</text:p>
              </table:table-cell>
            </table:table-row>
            <table:table-row>
              <table:table-cell office:value-type="string">
                <text:p>435.gromacs-111B.trace.txt.gz</text:p>
              </table:table-cell>
              <table:table-cell office:value-type="float" office:value="3983220.5">
                <text:p>3983220.5</text:p>
              </table:table-cell>
              <table:table-cell office:value-type="float" office:value="5676701">
                <text:p>5676701</text:p>
              </table:table-cell>
              <table:table-cell office:value-type="float" office:value="16189021.702">
                <text:p>16189021.702</text:p>
              </table:table-cell>
            </table:table-row>
            <table:table-row>
              <table:table-cell office:value-type="string">
                <text:p>436.cactusADM-1804B.trace.txt.gz</text:p>
              </table:table-cell>
              <table:table-cell office:value-type="float" office:value="3982841">
                <text:p>3982841</text:p>
              </table:table-cell>
              <table:table-cell office:value-type="float" office:value="5712252.012">
                <text:p>5712252.012</text:p>
              </table:table-cell>
              <table:table-cell office:value-type="float" office:value="16576085.724025">
                <text:p>16576085.724025</text:p>
              </table:table-cell>
            </table:table-row>
            <table:table-row>
              <table:table-cell office:value-type="string">
                <text:p>437.leslie3d-134B.trace.txt.gz</text:p>
              </table:table-cell>
              <table:table-cell office:value-type="float" office:value="3984326.5">
                <text:p>3984326.5</text:p>
              </table:table-cell>
              <table:table-cell office:value-type="float" office:value="5565905.6205">
                <text:p>5565905.6205</text:p>
              </table:table-cell>
              <table:table-cell office:value-type="float" office:value="18148272.1826665">
                <text:p>18148272.1826665</text:p>
              </table:table-cell>
            </table:table-row>
            <table:table-row>
              <table:table-cell office:value-type="string">
                <text:p>444.namd-120B.trace.txt.gz</text:p>
              </table:table-cell>
              <table:table-cell office:value-type="float" office:value="3982746.5">
                <text:p>3982746.5</text:p>
              </table:table-cell>
              <table:table-cell office:value-type="float" office:value="5728572.2065">
                <text:p>5728572.2065</text:p>
              </table:table-cell>
              <table:table-cell office:value-type="float" office:value="11814540.9195385">
                <text:p>11814540.9195385</text:p>
              </table:table-cell>
            </table:table-row>
            <table:table-row>
              <table:table-cell office:value-type="string">
                <text:p>445.gobmk-17B.trace.txt.gz</text:p>
              </table:table-cell>
              <table:table-cell office:value-type="float" office:value="3954942.5">
                <text:p>3954942.5</text:p>
              </table:table-cell>
              <table:table-cell office:value-type="float" office:value="8503814.5515">
                <text:p>8503814.5515</text:p>
              </table:table-cell>
              <table:table-cell office:value-type="float" office:value="27266303.7446505">
                <text:p>27266303.7446505</text:p>
              </table:table-cell>
            </table:table-row>
            <table:table-row>
              <table:table-cell office:value-type="string">
                <text:p>450.soplex-247B.trace.txt.gz</text:p>
              </table:table-cell>
              <table:table-cell office:value-type="float" office:value="3732450.5">
                <text:p>3732450.5</text:p>
              </table:table-cell>
              <table:table-cell office:value-type="float" office:value="29167761.154">
                <text:p>29167761.154</text:p>
              </table:table-cell>
              <table:table-cell office:value-type="float" office:value="1905753963.19603">
                <text:p>1905753963.19603</text:p>
              </table:table-cell>
            </table:table-row>
            <table:table-row>
              <table:table-cell office:value-type="string">
                <text:p>453.povray-887B.trace.txt.gz</text:p>
              </table:table-cell>
              <table:table-cell office:value-type="float" office:value="3901246">
                <text:p>3901246</text:p>
              </table:table-cell>
              <table:table-cell office:value-type="float" office:value="13777862.25">
                <text:p>13777862.25</text:p>
              </table:table-cell>
              <table:table-cell office:value-type="float" office:value="59753896.32875">
                <text:p>59753896.32875</text:p>
              </table:table-cell>
            </table:table-row>
            <table:table-row>
              <table:table-cell office:value-type="string">
                <text:p>454.calculix-104B.trace.txt.gz</text:p>
              </table:table-cell>
              <table:table-cell office:value-type="float" office:value="3998341">
                <text:p>3998341</text:p>
              </table:table-cell>
              <table:table-cell office:value-type="float" office:value="4166250.658">
                <text:p>4166250.658</text:p>
              </table:table-cell>
              <table:table-cell office:value-type="float" office:value="4607905.123924">
                <text:p>4607905.123924</text:p>
              </table:table-cell>
            </table:table-row>
            <table:table-row>
              <table:table-cell office:value-type="string">
                <text:p>456.hmmer-191B.trace.txt.gz</text:p>
              </table:table-cell>
              <table:table-cell office:value-type="float" office:value="3983817">
                <text:p>3983817</text:p>
              </table:table-cell>
              <table:table-cell office:value-type="float" office:value="5618197.95">
                <text:p>5618197.95</text:p>
              </table:table-cell>
              <table:table-cell office:value-type="float" office:value="15636517.123125">
                <text:p>15636517.123125</text:p>
              </table:table-cell>
            </table:table-row>
            <table:table-row>
              <table:table-cell office:value-type="string">
                <text:p>458.sjeng-1088B.trace.txt.gz</text:p>
              </table:table-cell>
              <table:table-cell office:value-type="float" office:value="3972650">
                <text:p>3972650</text:p>
              </table:table-cell>
              <table:table-cell office:value-type="float" office:value="6735542.348">
                <text:p>6735542.348</text:p>
              </table:table-cell>
              <table:table-cell office:value-type="float" office:value="17201361.268106">
                <text:p>17201361.268106</text:p>
              </table:table-cell>
            </table:table-row>
            <table:table-row>
              <table:table-cell office:value-type="string">
                <text:p>459.GemsFDTD-1169B.trace.txt.gz</text:p>
              </table:table-cell>
              <table:table-cell office:value-type="float" office:value="3928987">
                <text:p>3928987</text:p>
              </table:table-cell>
              <table:table-cell office:value-type="float" office:value="10994004.149">
                <text:p>10994004.149</text:p>
              </table:table-cell>
              <table:table-cell office:value-type="float" office:value="213211412.972875">
                <text:p>213211412.972875</text:p>
              </table:table-cell>
            </table:table-row>
            <table:table-row>
              <table:table-cell office:value-type="string">
                <text:p>462.libquantum-1343B.trace.txt.gz</text:p>
              </table:table-cell>
              <table:table-cell office:value-type="float" office:value="3930286.5">
                <text:p>3930286.5</text:p>
              </table:table-cell>
              <table:table-cell office:value-type="float" office:value="10866359.6725">
                <text:p>10866359.6725</text:p>
              </table:table-cell>
              <table:table-cell office:value-type="float" office:value="208353011.004562">
                <text:p>208353011.004562</text:p>
              </table:table-cell>
            </table:table-row>
            <table:table-row>
              <table:table-cell office:value-type="string">
                <text:p>464.h264ref-30B.trace.txt.gz</text:p>
              </table:table-cell>
              <table:table-cell office:value-type="float" office:value="3997808">
                <text:p>3997808</text:p>
              </table:table-cell>
              <table:table-cell office:value-type="float" office:value="4221657.248">
                <text:p>4221657.248</text:p>
              </table:table-cell>
              <table:table-cell office:value-type="float" office:value="4857462.699008">
                <text:p>4857462.699008</text:p>
              </table:table-cell>
            </table:table-row>
            <table:table-row>
              <table:table-cell office:value-type="string">
                <text:p>465.tonto-1769B.trace.txt.gz</text:p>
              </table:table-cell>
              <table:table-cell office:value-type="float" office:value="3888851">
                <text:p>3888851</text:p>
              </table:table-cell>
              <table:table-cell office:value-type="float" office:value="14830670.714">
                <text:p>14830670.714</text:p>
              </table:table-cell>
              <table:table-cell office:value-type="float" office:value="498043643.097323">
                <text:p>498043643.097323</text:p>
              </table:table-cell>
            </table:table-row>
            <table:table-row>
              <table:table-cell office:value-type="string">
                <text:p>470.lbm-1274B.trace.txt.gz</text:p>
              </table:table-cell>
              <table:table-cell office:value-type="float" office:value="3858325.5">
                <text:p>3858325.5</text:p>
              </table:table-cell>
              <table:table-cell office:value-type="float" office:value="17696345.5685">
                <text:p>17696345.5685</text:p>
              </table:table-cell>
              <table:table-cell office:value-type="float" office:value="518880375.030624">
                <text:p>518880375.030624</text:p>
              </table:table-cell>
            </table:table-row>
            <table:table-row>
              <table:table-cell office:value-type="string">
                <text:p>471.omnetpp-188B.trace.txt.gz</text:p>
              </table:table-cell>
              <table:table-cell office:value-type="float" office:value="3889514.5">
                <text:p>3889514.5</text:p>
              </table:table-cell>
              <table:table-cell office:value-type="float" office:value="14882254.5315">
                <text:p>14882254.5315</text:p>
              </table:table-cell>
              <table:table-cell office:value-type="float" office:value="307950864.699926">
                <text:p>307950864.699926</text:p>
              </table:table-cell>
            </table:table-row>
            <table:table-row>
              <table:table-cell office:value-type="string">
                <text:p>473.astar-153B.trace.txt.gz</text:p>
              </table:table-cell>
              <table:table-cell office:value-type="float" office:value="3982426.5">
                <text:p>3982426.5</text:p>
              </table:table-cell>
              <table:table-cell office:value-type="float" office:value="5755672.29">
                <text:p>5755672.29</text:p>
              </table:table-cell>
              <table:table-cell office:value-type="float" office:value="15914515.27836">
                <text:p>15914515.27836</text:p>
              </table:table-cell>
            </table:table-row>
            <table:table-row>
              <table:table-cell office:value-type="string">
                <text:p>481.wrf-1170B.trace.txt.gz</text:p>
              </table:table-cell>
              <table:table-cell office:value-type="float" office:value="3984855.5">
                <text:p>3984855.5</text:p>
              </table:table-cell>
              <table:table-cell office:value-type="float" office:value="5512406.7635">
                <text:p>5512406.7635</text:p>
              </table:table-cell>
              <table:table-cell office:value-type="float" office:value="14892968.382904">
                <text:p>14892968.382904</text:p>
              </table:table-cell>
            </table:table-row>
            <table:table-row>
              <table:table-cell office:value-type="string">
                <text:p>482.sphinx3-1100B.trace.txt.gz</text:p>
              </table:table-cell>
              <table:table-cell office:value-type="float" office:value="3952825">
                <text:p>3952825</text:p>
              </table:table-cell>
              <table:table-cell office:value-type="float" office:value="8674631.728">
                <text:p>8674631.728</text:p>
              </table:table-cell>
              <table:table-cell office:value-type="float" office:value="89783832.4846">
                <text:p>89783832.4846</text:p>
              </table:table-cell>
            </table:table-row>
            <table:table-row>
              <table:table-cell office:value-type="string">
                <text:p>483.xalancbmk-127B.trace.txt.gz</text:p>
              </table:table-cell>
              <table:table-cell office:value-type="float" office:value="3918464">
                <text:p>3918464</text:p>
              </table:table-cell>
              <table:table-cell office:value-type="float" office:value="12005166.464">
                <text:p>12005166.464</text:p>
              </table:table-cell>
              <table:table-cell office:value-type="float" office:value="278509515.133952">
                <text:p>278509515.133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6.256cm" svg:height="25.976cm" xlink:href=".." xlink:type="simple" chart:class="chart:line" chart:column-mapping="0" chart:style-name="ch1">
        <chart:title svg:x="12.43cm" svg:y="0.654cm" chart:style-name="ch2">
          <text:p>Valores normalizados del AMAT para las simulaciones de caché realizadas</text:p>
        </chart:title>
        <chart:legend chart:legend-position="end" svg:x="42.563cm" svg:y="11.952cm" style:legend-expansion="high" chart:style-name="ch3"/>
        <chart:plot-area chart:style-name="ch4" table:cell-range-address="Gráfica.A2:Gráfica.A28 Gráfica.E1:Gráfica.F28 Gráfica.G1:Gráfica.G27" chart:data-source-has-labels="both" svg:x="2.228cm" svg:y="2.27cm" svg:width="39.41cm" svg:height="22.206cm">
          <chart:coordinate-region svg:x="6.467cm" svg:y="2.55cm" svg:width="34.973cm" svg:height="15.727cm"/>
          <chart:axis chart:dimension="x" chart:name="primary-x" chart:style-name="ch5" chartooo:axis-type="auto">
            <chartooo:date-scale/>
            <chart:title svg:x="21.228cm" svg:y="24.995cm" chart:style-name="ch6">
              <text:p>Trace file</text:p>
            </chart:title>
            <chart:categories table:cell-range-address="Gráfica.A2:Gráfica.A28"/>
          </chart:axis>
          <chart:axis chart:dimension="y" chart:name="primary-y" chart:style-name="ch7">
            <chart:title svg:x="0.451cm" svg:y="15.764cm" chart:style-name="ch8">
              <text:p>AMAT (normalizado)</text:p>
            </chart:title>
            <chart:grid chart:style-name="ch9" chart:class="major"/>
          </chart:axis>
          <chart:series chart:style-name="ch10" chart:values-cell-range-address="Gráfica.E2:Gráfica.E28" chart:label-cell-address="Gráfica.E1:Gráfica.E1" chart:class="chart:line">
            <chart:data-point chart:repeated="27"/>
          </chart:series>
          <chart:series chart:style-name="ch11" chart:values-cell-range-address="Gráfica.F2:Gráfica.F28" chart:label-cell-address="Gráfica.F1:Gráfica.F1" chart:class="chart:line">
            <chart:data-point chart:repeated="27"/>
          </chart:series>
          <chart:series chart:style-name="ch12" chart:values-cell-range-address="Gráfica.G2:Gráfica.G27" chart:label-cell-address="Gráfica.G1:Gráfica.G1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Gráfica.E1:Gráfica.E1</svg:desc>
                </draw:g>
              </table:table-cell>
              <table:table-cell office:value-type="string">
                <text:p>L1+L2</text:p>
                <draw:g>
                  <svg:desc>Gráfica.F1:Gráfica.F1</svg:desc>
                </draw:g>
              </table:table-cell>
              <table:table-cell office:value-type="string">
                <text:p>L1+L2+L3</text:p>
                <draw:g>
                  <svg:desc>Gráfica.G1:Gráfic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29.mcf-184B.trace.txt.gz</text:p>
                <draw:g>
                  <svg:desc>Gráfica.A2:Gráfica.A28</svg:desc>
                </draw:g>
              </table:table-cell>
              <table:table-cell office:value-type="float" office:value="0.894294101231486">
                <text:p>0.894294101231486</text:p>
                <draw:g>
                  <svg:desc>Gráfica.E2:Gráfica.E28</svg:desc>
                </draw:g>
              </table:table-cell>
              <table:table-cell office:value-type="float" office:value="1">
                <text:p>1</text:p>
                <draw:g>
                  <svg:desc>Gráfica.F2:Gráfica.F28</svg:desc>
                </draw:g>
              </table:table-cell>
              <table:table-cell office:value-type="float" office:value="1">
                <text:p>1</text:p>
                <draw:g>
                  <svg:desc>Gráfica.G2:Gráfica.G27</svg:desc>
                </draw:g>
              </table:table-cell>
            </table:table-row>
            <table:table-row>
              <table:table-cell office:value-type="string">
                <text:p>450.soplex-247B.trace.txt.gz</text:p>
              </table:table-cell>
              <table:table-cell office:value-type="float" office:value="0.933329157364509">
                <text:p>0.933329157364509</text:p>
              </table:table-cell>
              <table:table-cell office:value-type="float" office:value="0.690829707130827">
                <text:p>0.690829707130827</text:p>
              </table:table-cell>
              <table:table-cell office:value-type="float" office:value="0.367519204460964">
                <text:p>0.367519204460964</text:p>
              </table:table-cell>
            </table:table-row>
            <table:table-row>
              <table:table-cell office:value-type="string">
                <text:p>470.lbm-1274B.trace.txt.gz</text:p>
              </table:table-cell>
              <table:table-cell office:value-type="float" office:value="0.964805209808676">
                <text:p>0.964805209808676</text:p>
              </table:table-cell>
              <table:table-cell office:value-type="float" office:value="0.419132656833904">
                <text:p>0.419132656833904</text:p>
              </table:table-cell>
              <table:table-cell office:value-type="float" office:value="0.10006459717489">
                <text:p>0.10006459717489</text:p>
              </table:table-cell>
            </table:table-row>
            <table:table-row>
              <table:table-cell office:value-type="string">
                <text:p>465.tonto-1769B.trace.txt.gz</text:p>
              </table:table-cell>
              <table:table-cell office:value-type="float" office:value="0.972438355698522">
                <text:p>0.972438355698522</text:p>
              </table:table-cell>
              <table:table-cell office:value-type="float" office:value="0.35126000421535">
                <text:p>0.35126000421535</text:p>
              </table:table-cell>
              <table:table-cell office:value-type="float" office:value="0.0960462929805491">
                <text:p>0.0960462929805491</text:p>
              </table:table-cell>
            </table:table-row>
            <table:table-row>
              <table:table-cell office:value-type="string">
                <text:p>471.omnetpp-188B.trace.txt.gz</text:p>
              </table:table-cell>
              <table:table-cell office:value-type="float" office:value="0.972604269190452">
                <text:p>0.972604269190452</text:p>
              </table:table-cell>
              <table:table-cell office:value-type="float" office:value="0.352481751518753">
                <text:p>0.352481751518753</text:p>
              </table:table-cell>
              <table:table-cell office:value-type="float" office:value="0.0593874440212517">
                <text:p>0.0593874440212517</text:p>
              </table:table-cell>
            </table:table-row>
            <table:table-row>
              <table:table-cell office:value-type="string">
                <text:p>453.povray-887B.trace.txt.gz</text:p>
              </table:table-cell>
              <table:table-cell office:value-type="float" office:value="0.975537824775348">
                <text:p>0.975537824775348</text:p>
              </table:table-cell>
              <table:table-cell office:value-type="float" office:value="0.326324550341811">
                <text:p>0.326324550341811</text:p>
              </table:table-cell>
              <table:table-cell office:value-type="float" office:value="0.0115233681085234">
                <text:p>0.0115233681085234</text:p>
              </table:table-cell>
            </table:table-row>
            <table:table-row>
              <table:table-cell office:value-type="string">
                <text:p>433.milc-127B.trace.txt.gz</text:p>
              </table:table-cell>
              <table:table-cell office:value-type="float" office:value="0.978419993438478">
                <text:p>0.978419993438478</text:p>
              </table:table-cell>
              <table:table-cell office:value-type="float" office:value="0.297268308759033">
                <text:p>0.297268308759033</text:p>
              </table:table-cell>
              <table:table-cell office:value-type="float" office:value="0.0609173557678084">
                <text:p>0.0609173557678084</text:p>
              </table:table-cell>
            </table:table-row>
            <table:table-row>
              <table:table-cell office:value-type="string">
                <text:p>403.gcc-16B.trace.txt.gz</text:p>
              </table:table-cell>
              <table:table-cell office:value-type="float" office:value="0.978858595194085">
                <text:p>0.978858595194085</text:p>
              </table:table-cell>
              <table:table-cell office:value-type="float" office:value="0.293377124048406">
                <text:p>0.293377124048406</text:p>
              </table:table-cell>
              <table:table-cell office:value-type="float" office:value="0.0579261844373881">
                <text:p>0.0579261844373881</text:p>
              </table:table-cell>
            </table:table-row>
            <table:table-row>
              <table:table-cell office:value-type="string">
                <text:p>483.xalancbmk-127B.trace.txt.gz</text:p>
              </table:table-cell>
              <table:table-cell office:value-type="float" office:value="0.979843323651087">
                <text:p>0.979843323651087</text:p>
              </table:table-cell>
              <table:table-cell office:value-type="float" office:value="0.284338780360748">
                <text:p>0.284338780360748</text:p>
              </table:table-cell>
              <table:table-cell office:value-type="float" office:value="0.0537097639115916">
                <text:p>0.0537097639115916</text:p>
              </table:table-cell>
            </table:table-row>
            <table:table-row>
              <table:table-cell office:value-type="string">
                <text:p>401.bzip2-226B.trace.txt.gz</text:p>
              </table:table-cell>
              <table:table-cell office:value-type="float" office:value="0.981603482007826">
                <text:p>0.981603482007826</text:p>
              </table:table-cell>
              <table:table-cell office:value-type="float" office:value="0.268902822036084">
                <text:p>0.268902822036084</text:p>
              </table:table-cell>
              <table:table-cell office:value-type="float" office:value="0.0103141598149096">
                <text:p>0.0103141598149096</text:p>
              </table:table-cell>
            </table:table-row>
            <table:table-row>
              <table:table-cell office:value-type="string">
                <text:p>459.GemsFDTD-1169B.trace.txt.gz</text:p>
              </table:table-cell>
              <table:table-cell office:value-type="float" office:value="0.982474684126717">
                <text:p>0.982474684126717</text:p>
              </table:table-cell>
              <table:table-cell office:value-type="float" office:value="0.260389703081726">
                <text:p>0.260389703081726</text:p>
              </table:table-cell>
              <table:table-cell office:value-type="float" office:value="0.0411172115556707">
                <text:p>0.0411172115556707</text:p>
              </table:table-cell>
            </table:table-row>
            <table:table-row>
              <table:table-cell office:value-type="string">
                <text:p>462.libquantum-1343B.trace.txt.gz</text:p>
              </table:table-cell>
              <table:table-cell office:value-type="float" office:value="0.982799634515208">
                <text:p>0.982799634515208</text:p>
              </table:table-cell>
              <table:table-cell office:value-type="float" office:value="0.25736648179807">
                <text:p>0.25736648179807</text:p>
              </table:table-cell>
              <table:table-cell office:value-type="float" office:value="0.0401802826231702">
                <text:p>0.0401802826231702</text:p>
              </table:table-cell>
            </table:table-row>
            <table:table-row>
              <table:table-cell office:value-type="string">
                <text:p>410.bwaves-1963B.trace.txt.gz</text:p>
              </table:table-cell>
              <table:table-cell office:value-type="float" office:value="0.984364247505421">
                <text:p>0.984364247505421</text:p>
              </table:table-cell>
              <table:table-cell office:value-type="float" office:value="0.243468547560447">
                <text:p>0.243468547560447</text:p>
              </table:table-cell>
              <table:table-cell office:value-type="float" office:value="0.0255002358161426">
                <text:p>0.0255002358161426</text:p>
              </table:table-cell>
            </table:table-row>
            <table:table-row>
              <table:table-cell office:value-type="string">
                <text:p>482.sphinx3-1100B.trace.txt.gz</text:p>
              </table:table-cell>
              <table:table-cell office:value-type="float" office:value="0.988435567051556">
                <text:p>0.988435567051556</text:p>
              </table:table-cell>
              <table:table-cell office:value-type="float" office:value="0.205456060356562">
                <text:p>0.205456060356562</text:p>
              </table:table-cell>
              <table:table-cell office:value-type="float" office:value="0.0173145554596454">
                <text:p>0.0173145554596454</text:p>
              </table:table-cell>
            </table:table-row>
            <table:table-row>
              <table:table-cell office:value-type="string">
                <text:p>416.gamess-875B.trace.txt.gz</text:p>
              </table:table-cell>
              <table:table-cell office:value-type="float" office:value="0.988646991101936">
                <text:p>0.988646991101936</text:p>
              </table:table-cell>
              <table:table-cell office:value-type="float" office:value="0.204398035930404">
                <text:p>0.204398035930404</text:p>
              </table:table-cell>
              <table:table-cell office:value-type="float" office:value="0.00489763717494087">
                <text:p>0.00489763717494087</text:p>
              </table:table-cell>
            </table:table-row>
            <table:table-row>
              <table:table-cell office:value-type="string">
                <text:p>445.gobmk-17B.trace.txt.gz</text:p>
              </table:table-cell>
              <table:table-cell office:value-type="float" office:value="0.988965064895056">
                <text:p>0.988965064895056</text:p>
              </table:table-cell>
              <table:table-cell office:value-type="float" office:value="0.201410306574112">
                <text:p>0.201410306574112</text:p>
              </table:table-cell>
              <table:table-cell office:value-type="float" office:value="0.00525822874009376">
                <text:p>0.00525822874009376</text:p>
              </table:table-cell>
            </table:table-row>
            <table:table-row>
              <table:table-cell office:value-type="string">
                <text:p>458.sjeng-1088B.trace.txt.gz</text:p>
              </table:table-cell>
              <table:table-cell office:value-type="float" office:value="0.993392967168383">
                <text:p>0.993392967168383</text:p>
              </table:table-cell>
              <table:table-cell office:value-type="float" office:value="0.159529307822723">
                <text:p>0.159529307822723</text:p>
              </table:table-cell>
              <table:table-cell office:value-type="float" office:value="0.00331723335277655">
                <text:p>0.00331723335277655</text:p>
              </table:table-cell>
            </table:table-row>
            <table:table-row>
              <table:table-cell office:value-type="string">
                <text:p>473.astar-153B.trace.txt.gz</text:p>
              </table:table-cell>
              <table:table-cell office:value-type="float" office:value="0.995837659336966">
                <text:p>0.995837659336966</text:p>
              </table:table-cell>
              <table:table-cell office:value-type="float" office:value="0.136321378300111">
                <text:p>0.136321378300111</text:p>
              </table:table-cell>
              <table:table-cell office:value-type="float" office:value="0.00306906878193022">
                <text:p>0.00306906878193022</text:p>
              </table:table-cell>
            </table:table-row>
            <table:table-row>
              <table:table-cell office:value-type="string">
                <text:p>444.namd-120B.trace.txt.gz</text:p>
              </table:table-cell>
              <table:table-cell office:value-type="float" office:value="0.995917677901273">
                <text:p>0.995917677901273</text:p>
              </table:table-cell>
              <table:table-cell office:value-type="float" office:value="0.13567952092036">
                <text:p>0.13567952092036</text:p>
              </table:table-cell>
              <table:table-cell office:value-type="float" office:value="0.00227840044605677">
                <text:p>0.00227840044605677</text:p>
              </table:table-cell>
            </table:table-row>
            <table:table-row>
              <table:table-cell office:value-type="string">
                <text:p>436.cactusADM-1804B.trace.txt.gz</text:p>
              </table:table-cell>
              <table:table-cell office:value-type="float" office:value="0.995941308383545">
                <text:p>0.995941308383545</text:p>
              </table:table-cell>
              <table:table-cell office:value-type="float" office:value="0.135292981990367">
                <text:p>0.135292981990367</text:p>
              </table:table-cell>
              <table:table-cell office:value-type="float" office:value="0.00319665075136657">
                <text:p>0.00319665075136657</text:p>
              </table:table-cell>
            </table:table-row>
            <table:table-row>
              <table:table-cell office:value-type="string">
                <text:p>435.gromacs-111B.trace.txt.gz</text:p>
              </table:table-cell>
              <table:table-cell office:value-type="float" office:value="0.996036205399653">
                <text:p>0.996036205399653</text:p>
              </table:table-cell>
              <table:table-cell office:value-type="float" office:value="0.134450966894368">
                <text:p>0.134450966894368</text:p>
              </table:table-cell>
              <table:table-cell office:value-type="float" office:value="0.0031220065610895">
                <text:p>0.0031220065610895</text:p>
              </table:table-cell>
            </table:table-row>
            <table:table-row>
              <table:table-cell office:value-type="string">
                <text:p>456.hmmer-191B.trace.txt.gz</text:p>
              </table:table-cell>
              <table:table-cell office:value-type="float" office:value="0.996185365004681">
                <text:p>0.996185365004681</text:p>
              </table:table-cell>
              <table:table-cell office:value-type="float" office:value="0.133065339636781">
                <text:p>0.133065339636781</text:p>
              </table:table-cell>
              <table:table-cell office:value-type="float" office:value="0.00301545763231349">
                <text:p>0.00301545763231349</text:p>
              </table:table-cell>
            </table:table-row>
            <table:table-row>
              <table:table-cell office:value-type="string">
                <text:p>437.leslie3d-134B.trace.txt.gz</text:p>
              </table:table-cell>
              <table:table-cell office:value-type="float" office:value="0.996312769562539">
                <text:p>0.996312769562539</text:p>
              </table:table-cell>
              <table:table-cell office:value-type="float" office:value="0.131826811438372">
                <text:p>0.131826811438372</text:p>
              </table:table-cell>
              <table:table-cell office:value-type="float" office:value="0.00349984241603204">
                <text:p>0.00349984241603204</text:p>
              </table:table-cell>
            </table:table-row>
            <table:table-row>
              <table:table-cell office:value-type="string">
                <text:p>481.wrf-1170B.trace.txt.gz</text:p>
              </table:table-cell>
              <table:table-cell office:value-type="float" office:value="0.996445050251658">
                <text:p>0.996445050251658</text:p>
              </table:table-cell>
              <table:table-cell office:value-type="float" office:value="0.130559706996656">
                <text:p>0.130559706996656</text:p>
              </table:table-cell>
              <table:table-cell office:value-type="float" office:value="0.00287206638309594">
                <text:p>0.00287206638309594</text:p>
              </table:table-cell>
            </table:table-row>
            <table:table-row>
              <table:table-cell office:value-type="string">
                <text:p>464.h264ref-30B.trace.txt.gz</text:p>
              </table:table-cell>
              <table:table-cell office:value-type="float" office:value="0.999683926670988">
                <text:p>0.999683926670988</text:p>
              </table:table-cell>
              <table:table-cell office:value-type="float" office:value="0.0999886904189977">
                <text:p>0.0999886904189977</text:p>
              </table:table-cell>
              <table:table-cell office:value-type="float" office:value="0.00093674779709987">
                <text:p>0.00093674779709987</text:p>
              </table:table-cell>
            </table:table-row>
            <table:table-row>
              <table:table-cell office:value-type="string">
                <text:p>454.calculix-104B.trace.txt.gz</text:p>
              </table:table-cell>
              <table:table-cell office:value-type="float" office:value="0.999817207592161">
                <text:p>0.999817207592161</text:p>
              </table:table-cell>
              <table:table-cell office:value-type="float" office:value="0.0986764018912384">
                <text:p>0.0986764018912384</text:p>
              </table:table-cell>
              <table:table-cell office:value-type="float" office:value="0.000888621332071685">
                <text:p>0.000888621332071685</text:p>
              </table:table-cell>
            </table:table-row>
            <table:table-row>
              <table:table-cell office:value-type="string">
                <text:p>400.perlbench-41B.trace.txt.gz</text:p>
              </table:table-cell>
              <table:table-cell office:value-type="float" office:value="1">
                <text:p>1</text:p>
              </table:table-cell>
              <table:table-cell office:value-type="float" office:value="0.0969897469132856">
                <text:p>0.09698974691328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